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</style:style>
    <style:style style:name="P4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5c1e"/>
    </style:style>
    <style:style style:name="P5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c48f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cm" style:auto-text-indent="false" fo:background-color="transparent" style:writing-mode="lr-tb"/>
      <style:text-properties style:font-name="Times New Roman" fo:font-size="14pt" fo:font-weight="bold" officeooo:rsid="001b3674" officeooo:paragraph-rsid="001b3674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 style:master-page-name="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cm" style:auto-text-indent="false" style:page-number="auto" fo:background-color="transparent" style:writing-mode="lr-tb"/>
      <style:text-properties style:font-name="Times New Roman" fo:font-size="14pt" officeooo:rsid="001b3674" officeooo:paragraph-rsid="001b3674" style:font-name-asian="Times New Roman1" style:font-size-asian="14pt" style:font-name-complex="Times New Roman1" style:font-size-complex="14pt"/>
    </style:style>
    <style:style style:name="P20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bold" officeooo:paragraph-rsid="00165c1e" style:font-name-asian="Times New Roman1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Standard" style:list-style-name="L1">
      <loext:graphic-properties draw:fill-color="#ffffff"/>
      <style:paragraph-properties fo:line-height="100%" fo:text-align="justify" style:justify-single-word="false" fo:orphans="0" fo:widows="0"/>
      <style:text-properties officeooo:rsid="002aacb3" officeooo:paragraph-rsid="002aacb3"/>
    </style:style>
    <style:style style:name="P24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2ae749"/>
    </style:style>
    <style:style style:name="P25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officeooo:paragraph-rsid="00263764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 style:list-style-name="L2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style:font-name="Times New Roman" fo:font-size="14pt" fo:font-weight="normal" officeooo:rsid="001b3674" officeooo:paragraph-rsid="001b3674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 style:list-style-name="L2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style:font-name="Times New Roman" fo:font-size="14pt" fo:font-weight="normal" officeooo:rsid="00249772" officeooo:paragraph-rsid="00249772" style:font-name-asian="Times New Roman1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 style:list-style-name="L2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style:font-name="Times New Roman" fo:font-size="14pt" fo:font-weight="normal" officeooo:rsid="002aacb3" officeooo:paragraph-rsid="002aacb3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officeooo:paragraph-rsid="0015efd5"/>
    </style:style>
    <style:style style:name="P32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fo:color="#000000" officeooo:rsid="002aacb3" officeooo:paragraph-rsid="002aacb3"/>
    </style:style>
    <style:style style:name="P33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fo:color="#000000" officeooo:rsid="002aacb3" officeooo:paragraph-rsid="002aacb3"/>
    </style:style>
    <style:style style:name="P3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2aacb3" officeooo:paragraph-rsid="002aacb3" style:font-name-asian="Times New Roman1" style:font-size-asian="14pt" style:font-name-complex="Times New Roman1" style:font-size-complex="14pt"/>
    </style:style>
    <style:style style:name="P35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officeooo:paragraph-rsid="00263764" style:font-name-asian="Times New Roman1" style:font-size-asian="14pt" style:font-weight-asian="normal" style:font-name-complex="Times New Roman1" style:font-size-complex="14pt"/>
    </style:style>
    <style:style style:name="P36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8000" style:font-name="DejaVu Sans Mono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P37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officeooo:paragraph-rsid="00165c1e"/>
    </style:style>
    <style:style style:name="P38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39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c48f" style:font-name-asian="Times New Roman1" style:font-size-asian="10pt" style:font-weight-asian="bold" style:font-name-complex="Times New Roman1" style:font-size-complex="10pt" style:font-weight-complex="bold"/>
    </style:style>
    <style:style style:name="P40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2ae749" style:font-name-asian="Times New Roman1" style:font-size-asian="10pt" style:font-weight-asian="bold" style:font-name-complex="Times New Roman1" style:font-size-complex="10pt" style:font-weight-complex="bold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42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P43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4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officeooo:paragraph-rsid="002ae749" style:font-name-asian="Times New Roman1" style:font-size-asian="10pt" style:font-weight-asian="bold" style:font-name-complex="Times New Roman1" style:font-size-complex="10pt" style:font-weight-complex="bold"/>
    </style:style>
    <style:style style:name="P45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officeooo:paragraph-rsid="00165c1e"/>
    </style:style>
    <style:style style:name="P46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officeooo:paragraph-rsid="002ae749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2ae749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ae749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2ae749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16c48f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bf887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263764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ae749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9" style:family="text">
      <style:text-properties fo:color="#1155cc" style:font-name="Times New Roman" fo:font-size="14pt" style:text-underline-style="solid" style:text-underline-width="auto" style:text-underline-color="font-color" officeooo:rsid="002aacb3" style:font-name-asian="Times New Roman1" style:font-size-asian="14pt" style:font-name-complex="Times New Roman1" style:font-size-complex="14pt"/>
    </style:style>
    <style:style style:name="T10" style:family="text">
      <style:text-properties fo:color="#808000"/>
    </style:style>
    <style:style style:name="T11" style:family="text">
      <style:text-properties fo:color="#808000" style:font-name="DejaVu Sans Mono1"/>
    </style:style>
    <style:style style:name="T12" style:family="text">
      <style:text-properties fo:color="#808000" style:font-name="DejaVu Sans Mono1" fo:font-size="10pt" fo:font-weight="bold" officeooo:rsid="001bf887" style:font-name-asian="Times New Roman1" style:font-size-asian="10pt" style:font-weight-asian="bold" style:font-name-complex="Times New Roman1" style:font-size-complex="10pt" style:font-weight-complex="bold"/>
    </style:style>
    <style:style style:name="T13" style:family="text">
      <style:text-properties fo:color="#008000"/>
    </style:style>
    <style:style style:name="T14" style:family="text">
      <style:text-properties fo:color="#008000" fo:font-weight="bold"/>
    </style:style>
    <style:style style:name="T15" style:family="text">
      <style:text-properties fo:color="#008000" style:font-name="DejaVu Sans Mono" fo:font-weight="bold"/>
    </style:style>
    <style:style style:name="T16" style:family="text">
      <style:text-properties fo:color="#008000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T17" style:family="text">
      <style:text-properties fo:color="#000080"/>
    </style:style>
    <style:style style:name="T18" style:family="text">
      <style:text-properties fo:color="#000080" fo:font-weight="bold"/>
    </style:style>
    <style:style style:name="T19" style:family="text">
      <style:text-properties fo:color="#000080" style:font-name="DejaVu Sans Mono" fo:font-weight="bold"/>
    </style:style>
    <style:style style:name="T20" style:family="text">
      <style:text-properties fo:color="#0000ff"/>
    </style:style>
    <style:style style:name="T21" style:family="text">
      <style:text-properties fo:color="#0000ff" style:font-name="DejaVu Sans Mono"/>
    </style:style>
    <style:style style:name="T22" style:family="text">
      <style:text-properties style:font-name="DejaVu Sans Mono"/>
    </style:style>
    <style:style style:name="T23" style:family="text">
      <style:text-properties style:font-name="DejaVu Sans Mono1"/>
    </style:style>
    <style:style style:name="T24" style:family="text">
      <style:text-properties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5" style:family="text">
      <style:text-properties style:font-name="DejaVu Sans Mono1" fo:font-size="10pt" fo:font-weight="bold" officeooo:rsid="001bf887" style:font-name-asian="Times New Roman1" style:font-size-asian="10pt" style:font-weight-asian="bold" style:font-name-complex="Times New Roman1" style:font-size-complex="10pt" style:font-weight-complex="bold"/>
    </style:style>
    <style:style style:name="T26" style:family="text">
      <style:text-properties fo:color="#808080"/>
    </style:style>
    <style:style style:name="T27" style:family="text">
      <style:text-properties fo:color="#808080" style:font-name="DejaVu Sans Mono" fo:font-style="italic"/>
    </style:style>
    <style:style style:name="T28" style:family="text">
      <style:text-properties officeooo:rsid="0023f3ec"/>
    </style:style>
    <style:style style:name="T29" style:family="text">
      <style:text-properties officeooo:rsid="00249772"/>
    </style:style>
    <style:style style:name="T30" style:family="text">
      <style:text-properties officeooo:rsid="002aacb3"/>
    </style:style>
    <style:style style:name="T31" style:family="text">
      <style:text-properties fo:color="#000000" officeooo:rsid="00263764" style:font-weight-complex="normal"/>
    </style:style>
    <style:style style:name="T32" style:family="text">
      <style:text-properties fo:color="#000000" officeooo:rsid="002aacb3" style:font-weight-complex="normal"/>
    </style:style>
    <style:style style:name="T33" style:family="text">
      <style:text-properties fo:color="#000000" style:font-name="DejaVu Sans Mono1" fo:font-size="10pt" fo:font-weight="bold" officeooo:rsid="001bf887" style:font-name-asian="Times New Roman1" style:font-size-asian="10pt" style:font-weight-asian="bold" style:font-name-complex="Times New Roman1" style:font-size-complex="10pt" style:font-weight-complex="bold"/>
    </style:style>
    <style:style style:name="T34" style:family="text">
      <style:text-properties officeooo:rsid="002ae7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осковский авиационный институт</text:p>
      <text:p text:style-name="P7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6"><text:s/></text:p>
      <text:p text:style-name="P6"><text:s/></text:p>
      <text:p text:style-name="P6"><text:s/></text:p>
      <text:p text:style-name="P6"><text:s/></text:p>
      <text:p text:style-name="P8">Лабораторная работа № <text:span text:style-name="T30">6</text:span></text:p>
      <text:p text:style-name="P9">Тема: <text:span text:style-name="T28">Основы работы с памятью. Аллокаторы</text:span></text:p>
      <text:p text:style-name="P6"/>
      <text:p text:style-name="P10"><text:s/></text:p>
      <text:p text:style-name="P10"><text:s/></text:p>
      <text:p text:style-name="P6"><text:s/></text:p>
      <text:p text:style-name="P12"><text:tab/><text:tab/><text:tab/><text:tab/><text:tab/><text:tab/><text:tab/>Студент: Семенов Илья</text:p>
      <text:p text:style-name="P12"><text:tab/><text:tab/><text:tab/><text:tab/><text:tab/><text:tab/><text:tab/>Преподаватель: Журавлев А.А.</text:p>
      <text:p text:style-name="P12"><text:tab/><text:tab/><text:tab/><text:tab/><text:tab/><text:tab/><text:tab/>Дата:</text:p>
      <text:p text:style-name="P12"><text:tab/><text:tab/><text:tab/><text:tab/><text:tab/><text:tab/><text:tab/>Оценка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Москва, 2019</text:p>
      <text:p text:style-name="P13"/>
      <text:list xml:id="list3055676903" text:style-name="WWNum2">
        <text:list-item>
          <text:p text:style-name="P25">Постановка задачи</text:p>
        </text:list-item>
      </text:list>
      <text:list xml:id="list917003024" text:style-name="L1">
        <text:list-item>
          <text:p text:style-name="P23"><text:span text:style-name="T7">Разработать шаблон контейнера(реализованный с помощью умных указателей), использующий аллокатор для выделения памяти, способный хранить экземпляры шаблонного класса определенной фигуры. Коллекция должна иметь свои итераторы.</text:span></text:p>
        </text:list-item>
      </text:list>
      <text:p text:style-name="P19"/>
      <text:p text:style-name="P18">Вариант задания 20:</text:p>
      <text:list xml:id="list847868057" text:style-name="L2">
        <text:list-item>
          <text:p text:style-name="P28"><text:span text:style-name="T29">Фигура - </text:span>Трапеция</text:p>
        </text:list-item>
        <text:list-item>
          <text:p text:style-name="P29">Коллекция – Очеред<text:span text:style-name="T30">ь</text:span></text:p>
        </text:list-item>
        <text:list-item>
          <text:p text:style-name="P30">Аллокатор основан на очереди</text:p>
        </text:list-item>
      </text:list>
      <text:p text:style-name="P2"/>
      <text:list xml:id="list184957061987011" text:continue-list="list3055676903" text:style-name="WWNum2">
        <text:list-item>
          <text:p text:style-name="P25">Репозиторий github</text:p>
        </text:list-item>
      </text:list>
      <text:p text:style-name="P14"><text:span text:style-name="T7"><text:tab/></text:span><text:a xlink:type="simple" xlink:href="https://github.com/devepodete/oop_exercise_01/" text:style-name="ListLabel_20_103" text:visited-style-name="ListLabel_20_103"><text:span text:style-name="ListLabel_20_19"><text:span text:style-name="T8">https://github.com/ilya89099/oop_exercise_0</text:span></text:span></text:a><text:span text:style-name="ListLabel_20_19"><text:span text:style-name="T9">6</text:span></text:span><text:a xlink:type="simple" xlink:href="https://github.com/devepodete/oop_exercise_01/" text:style-name="ListLabel_20_103" text:visited-style-name="ListLabel_20_103"><text:span text:style-name="ListLabel_20_19"><text:span text:style-name="T8">/</text:span></text:span></text:a></text:p>
      <text:p text:style-name="P15"/>
      <text:list xml:id="list184955174364517" text:continue-numbering="true" text:style-name="WWNum2">
        <text:list-item>
          <text:p text:style-name="P26">Описание программы </text:p>
        </text:list-item>
      </text:list>
      <text:p text:style-name="P35"><text:span text:style-name="T31">Реализован шаблонный класс очереди. Данные хранятся с помощью shared_ptr и weak_ptr. Также реализованы классы для обычного и константного итератора, содержащие weak_ptr на узел очереди. Очередь содежит барьерный элемент для упрощения функций вставки, удаления и итерирования. Коллекция может также работать со стандартными алгоритмами. </text:span><text:span text:style-name="T32">Так же релизован аллокатор, выделяющий определенное шаблонным параметром количество памяти. Аллокатор содержит внутри очередь доступных узлов.</text:span></text:p>
      <text:p text:style-name="P21"/>
      <text:list xml:id="list184957075435030" text:continue-numbering="true" text:style-name="WWNum2">
        <text:list-item>
          <text:p text:style-name="P31"><text:span text:style-name="T1">Набор testcases</text:span></text:p>
          <text:p text:style-name="P32"><text:span text:style-name="T1">test_01.test</text:span></text:p>
        </text:list-item>
      </text:list>
      <text:p text:style-name="P33">add 0 1 1 1 1 1 1 1 1 </text:p>
      <text:p text:style-name="P33">add 0 2 2 2 2 2 2 2 2</text:p>
      <text:p text:style-name="P33">add 1 3 3 3 3 3 3 3 3</text:p>
      <text:p text:style-name="P33">add 1 4 4 4 4 4 4 4 4</text:p>
      <text:p text:style-name="P33">count 2</text:p>
      <text:p text:style-name="P33">print</text:p>
      <text:p text:style-name="P33">flex</text:p>
      <text:p text:style-name="P33">erase 0</text:p>
      <text:p text:style-name="P33"><text:soft-page-break/>erase 1</text:p>
      <text:p text:style-name="P33">print</text:p>
      <text:p text:style-name="P33"><text:tab/><text:span text:style-name="T1">test_01.result</text:span></text:p>
      <text:p text:style-name="P33">Trapeze p1:1 1, p2:1 1, p3:1 1, p4:1 1</text:p>
      <text:p text:style-name="P33">Trapeze p1:2 2, p2:2 2, p3:2 2, p4:2 2</text:p>
      <text:p text:style-name="P33">Trapeze p1:3 3, p2:3 3, p3:3 3, p4:3 3</text:p>
      <text:p text:style-name="P33">Trapeze p1:4 4, p2:4 4, p3:4 4, p4:4 4</text:p>
      <text:p text:style-name="P33">0</text:p>
      <text:p text:style-name="P33">Trapeze p1:2 2, p2:2 2, p3:2 2, p4:2 2 Trapeze p1:4 4, p2:4 4, p3:4 4, p4:4 4 Trapeze p1:3 3, p2:3 3, p3:3 3, p4:3 3 Trapeze p1:1 1, p2:1 1, p3:1 1, p4:1 1 </text:p>
      <text:p text:style-name="P33">Incorrect command</text:p>
      <text:p text:style-name="P33">Trapeze p1:4 4, p2:4 4, p3:4 4, p4:4 4 Trapeze p1:1 1, p2:1 1, p3:1 1, p4:1 1 </text:p>
      <text:list xml:id="list184956192926491" text:continue-numbering="true" text:style-name="WWNum2">
        <text:list-header>
          <text:p text:style-name="P32"><text:span text:style-name="T1">test_02.test</text:span></text:p>
        </text:list-header>
      </text:list>
      <text:p text:style-name="P33">add 0 1 1 1 1 1 1 1 1</text:p>
      <text:p text:style-name="P33">add 0 2 2 2 2 2 2 2 2</text:p>
      <text:p text:style-name="P33">add 0 3 3 3 3 3 3 3 3</text:p>
      <text:p text:style-name="P33">add 0 4 4 4 4 4 4 4 4</text:p>
      <text:p text:style-name="P33">add 0 5 5 5 5 5 5 5 5</text:p>
      <text:p text:style-name="P33">add 0 6 6 6 6 6 6 6 6</text:p>
      <text:p text:style-name="P33">add 0 7 7 7 7 7 7 7 7</text:p>
      <text:p text:style-name="P33">add 0 8 8 8 8 8 8 8 8</text:p>
      <text:p text:style-name="P33">add 0 9 9 9 9 9 9 9 9</text:p>
      <text:p text:style-name="P33">add 0 1 1 1 1 1 1 1 1</text:p>
      <text:p text:style-name="P33">add 0 2 2 2 2 2 2 2 2</text:p>
      <text:p text:style-name="P33">add 0 3 3 3 3 3 3 3 3</text:p>
      <text:p text:style-name="P33">add 0 4 4 4 4 4 4 4 4</text:p>
      <text:p text:style-name="P33">add 0 5 5 5 5 5 5 5 5</text:p>
      <text:p text:style-name="P33">add 0 6 6 6 6 6 6 6 6</text:p>
      <text:p text:style-name="P33">add 0 7 7 7 7 7 7 7 7</text:p>
      <text:list xml:id="list184955108602126" text:continue-numbering="true" text:style-name="WWNum2">
        <text:list-header>
          <text:p text:style-name="P32"><text:soft-page-break/><text:span text:style-name="T1">test_02.result</text:span></text:p>
        </text:list-header>
      </text:list>
      <text:p text:style-name="P33">Trapeze p1:1 1, p2:1 1, p3:1 1, p4:1 1</text:p>
      <text:p text:style-name="P33">Trapeze p1:2 2, p2:2 2, p3:2 2, p4:2 2</text:p>
      <text:p text:style-name="P33">Trapeze p1:3 3, p2:3 3, p3:3 3, p4:3 3</text:p>
      <text:p text:style-name="P33">Trapeze p1:4 4, p2:4 4, p3:4 4, p4:4 4</text:p>
      <text:p text:style-name="P33">Trapeze p1:5 5, p2:5 5, p3:5 5, p4:5 5</text:p>
      <text:p text:style-name="P33">Trapeze p1:6 6, p2:6 6, p3:6 6, p4:6 6</text:p>
      <text:p text:style-name="P33">Trapeze p1:7 7, p2:7 7, p3:7 7, p4:7 7</text:p>
      <text:p text:style-name="P33">Trapeze p1:8 8, p2:8 8, p3:8 8, p4:8 8</text:p>
      <text:p text:style-name="P33">Trapeze p1:9 9, p2:9 9, p3:9 9, p4:9 9</text:p>
      <text:p text:style-name="P33">Trapeze p1:1 1, p2:1 1, p3:1 1, p4:1 1</text:p>
      <text:p text:style-name="P33">Trapeze p1:2 2, p2:2 2, p3:2 2, p4:2 2</text:p>
      <text:p text:style-name="P33">Trapeze p1:3 3, p2:3 3, p3:3 3, p4:3 3</text:p>
      <text:p text:style-name="P33">Trapeze p1:4 4, p2:4 4, p3:4 4, p4:4 4</text:p>
      <text:p text:style-name="P33">Trapeze p1:5 5, p2:5 5, p3:5 5, p4:5 5</text:p>
      <text:p text:style-name="P33">std::bad_alloc</text:p>
      <text:p text:style-name="P33">std::bad_alloc</text:p>
      <text:list xml:id="list184955769503527" text:continue-numbering="true" text:style-name="WWNum2">
        <text:list-item>
          <text:p text:style-name="P27">Результаты выполнения тестов</text:p>
        </text:list-item>
      </text:list>
      <text:p text:style-name="P34">Все тесты завершились успешно</text:p>
      <text:list xml:id="list184956264222278" text:continue-numbering="true" text:style-name="WWNum2">
        <text:list-item>
          <text:p text:style-name="P26">Листинг программы</text:p>
        </text:list-item>
      </text:list>
      <text:p text:style-name="P16"/>
      <text:p text:style-name="P17">main.cpp</text:p>
      <text:p text:style-name="P42"><text:span text:style-name="T10">#include </text:span><text:span text:style-name="T13">&lt;iostream&gt;</text:span></text:p>
      <text:p text:style-name="P41"><text:span text:style-name="T10">#include </text:span><text:span text:style-name="T14">&lt;map&gt;</text:span></text:p>
      <text:p text:style-name="P41"><text:span text:style-name="T10">#include </text:span><text:span text:style-name="T14">&lt;string&gt;</text:span></text:p>
      <text:p text:style-name="P41"><text:span text:style-name="T10">#include </text:span><text:span text:style-name="T14">&lt;algorithm&gt;</text:span></text:p>
      <text:p text:style-name="P41"><text:span text:style-name="T10">#include </text:span><text:span text:style-name="T14">&lt;tuple&gt;</text:span></text:p>
      <text:p text:style-name="P41"><text:span text:style-name="T10">#include </text:span><text:span text:style-name="T14">&lt;list&gt;</text:span></text:p>
      <text:p text:style-name="P41"><text:span text:style-name="T10">#include </text:span><text:span text:style-name="T14">"Trapeze.h"</text:span></text:p>
      <text:p text:style-name="P41"><text:span text:style-name="T10">#include </text:span><text:span text:style-name="T14">"Queue.h"</text:span></text:p>
      <text:p text:style-name="P41"><text:span text:style-name="T10">#include </text:span><text:span text:style-name="T14">"Allocator.h"</text:span></text:p>
      <text:p text:style-name="P41"><text:span text:style-name="T18">int </text:span>main() {</text:p>
      <text:p text:style-name="P48"><text:s text:c="4"/><text:span text:style-name="T22">std::string command;</text:span></text:p>
      <text:p text:style-name="P48"><text:s text:c="4"/><text:span text:style-name="T22">Containers::Queue&lt;Trapeze&lt;</text:span><text:span text:style-name="T19">int</text:span><text:span text:style-name="T22">&gt;, Allocator&lt;Trapeze&lt;</text:span><text:span text:style-name="T19">int</text:span><text:span text:style-name="T22">&gt;,</text:span><text:span text:style-name="T21">1000</text:span><text:span text:style-name="T22">&gt;&gt; figures;</text:span></text:p>
      <text:p text:style-name="P48"><text:s text:c="4"/><text:span text:style-name="T19">while </text:span><text:span text:style-name="T22">(std::cin &gt;&gt; command) {</text:span></text:p>
      <text:p text:style-name="P48"><text:soft-page-break/><text:s text:c="8"/><text:span text:style-name="T19">if </text:span><text:span text:style-name="T22">(command == </text:span><text:span text:style-name="T15">"add"</text:span><text:span text:style-name="T22">) {</text:span></text:p>
      <text:p text:style-name="P48"><text:s text:c="12"/><text:span text:style-name="T22">size_t position;</text:span></text:p>
      <text:p text:style-name="P48"><text:s text:c="12"/><text:span text:style-name="T22">std::cin &gt;&gt; position;</text:span></text:p>
      <text:p text:style-name="P48"><text:s text:c="12"/><text:span text:style-name="T19">auto </text:span><text:span text:style-name="T22">it = figures.begin();</text:span></text:p>
      <text:p text:style-name="P48"><text:s text:c="12"/><text:span text:style-name="T19">try </text:span><text:span text:style-name="T22">{</text:span></text:p>
      <text:p text:style-name="P48"><text:s text:c="16"/><text:span text:style-name="T22">it = std::next(it, position);</text:span></text:p>
      <text:p text:style-name="P48"><text:s text:c="12"/><text:span text:style-name="T22">} </text:span><text:span text:style-name="T19">catch</text:span><text:span text:style-name="T22">(std::exception&amp; e) {</text:span></text:p>
      <text:p text:style-name="P48"><text:s text:c="16"/><text:span text:style-name="T22">std::cout &lt;&lt; </text:span><text:span text:style-name="T15">"Position is too big</text:span><text:span text:style-name="T19">\n</text:span><text:span text:style-name="T15">"</text:span><text:span text:style-name="T22">;</text:span></text:p>
      <text:p text:style-name="P48"><text:s text:c="16"/><text:span text:style-name="T19">continue</text:span><text:span text:style-name="T22">;</text:span></text:p>
      <text:p text:style-name="P48"><text:s text:c="12"/><text:span text:style-name="T22">}</text:span></text:p>
      <text:p text:style-name="P48"><text:s text:c="12"/><text:span text:style-name="T22">Trapeze&lt;</text:span><text:span text:style-name="T19">int</text:span><text:span text:style-name="T22">&gt; new_figure;</text:span></text:p>
      <text:p text:style-name="P48"><text:s text:c="12"/><text:span text:style-name="T19">try </text:span><text:span text:style-name="T22">{</text:span></text:p>
      <text:p text:style-name="P48"><text:s text:c="16"/><text:span text:style-name="T22">std::cin &gt;&gt; new_figure;</text:span></text:p>
      <text:p text:style-name="P48"><text:s text:c="16"/><text:span text:style-name="T22">figures.Insert(it, new_figure);</text:span></text:p>
      <text:p text:style-name="P48"><text:s text:c="16"/><text:span text:style-name="T22">std::cout &lt;&lt; new_figure &lt;&lt; </text:span><text:span text:style-name="T15">"</text:span><text:span text:style-name="T19">\n</text:span><text:span text:style-name="T15">"</text:span><text:span text:style-name="T22">;</text:span></text:p>
      <text:p text:style-name="P48"><text:s text:c="12"/><text:span text:style-name="T22">} </text:span><text:span text:style-name="T19">catch </text:span><text:span text:style-name="T22">(std::exception&amp; ex) {</text:span></text:p>
      <text:p text:style-name="P48"><text:s text:c="16"/><text:span text:style-name="T22">std::cout &lt;&lt; ex.what() &lt;&lt; </text:span><text:span text:style-name="T15">"</text:span><text:span text:style-name="T19">\n</text:span><text:span text:style-name="T15">"</text:span><text:span text:style-name="T22">;</text:span></text:p>
      <text:p text:style-name="P48"><text:s text:c="12"/><text:span text:style-name="T22">}</text:span></text:p>
      <text:p text:style-name="P48"><text:s text:c="8"/><text:span text:style-name="T22">} </text:span><text:span text:style-name="T19">else if </text:span><text:span text:style-name="T22">(command == </text:span><text:span text:style-name="T15">"erase"</text:span><text:span text:style-name="T22">) {</text:span></text:p>
      <text:p text:style-name="P48"><text:s text:c="12"/><text:span text:style-name="T22">size_t index;</text:span></text:p>
      <text:p text:style-name="P48"><text:s text:c="12"/><text:span text:style-name="T22">std::cin &gt;&gt; index;</text:span></text:p>
      <text:p text:style-name="P48"><text:s text:c="12"/><text:span text:style-name="T19">try </text:span><text:span text:style-name="T22">{</text:span></text:p>
      <text:p text:style-name="P48"><text:s text:c="16"/><text:span text:style-name="T19">auto </text:span><text:span text:style-name="T22">it = std::next(figures.begin(), index);</text:span></text:p>
      <text:p text:style-name="P48"><text:s text:c="16"/><text:span text:style-name="T22">figures.Erase(it);</text:span></text:p>
      <text:p text:style-name="P48"><text:s text:c="12"/><text:span text:style-name="T22">} </text:span><text:span text:style-name="T19">catch </text:span><text:span text:style-name="T22">(...) {</text:span></text:p>
      <text:p text:style-name="P48"><text:s text:c="16"/><text:span text:style-name="T22">std::cout &lt;&lt; </text:span><text:span text:style-name="T15">"Index is too big</text:span><text:span text:style-name="T19">\n</text:span><text:span text:style-name="T15">"</text:span><text:span text:style-name="T22">;</text:span></text:p>
      <text:p text:style-name="P48"><text:s text:c="16"/><text:span text:style-name="T19">continue</text:span><text:span text:style-name="T22">;</text:span></text:p>
      <text:p text:style-name="P48"><text:s text:c="12"/><text:span text:style-name="T22">}</text:span></text:p>
      <text:p text:style-name="P48"><text:s text:c="8"/><text:span text:style-name="T22">} </text:span><text:span text:style-name="T19">else if </text:span><text:span text:style-name="T22">(command == </text:span><text:span text:style-name="T15">"size"</text:span><text:span text:style-name="T22">) {</text:span></text:p>
      <text:p text:style-name="P48"><text:s text:c="10"/><text:span text:style-name="T22">std::cout &lt;&lt; figures.Size() &lt;&lt; </text:span><text:span text:style-name="T15">"</text:span><text:span text:style-name="T19">\n</text:span><text:span text:style-name="T15">"</text:span><text:span text:style-name="T22">;</text:span></text:p>
      <text:p text:style-name="P48"><text:s text:c="8"/><text:span text:style-name="T22">} </text:span><text:span text:style-name="T19">else if </text:span><text:span text:style-name="T22">(command == </text:span><text:span text:style-name="T15">"print"</text:span><text:span text:style-name="T22">) {</text:span></text:p>
      <text:p text:style-name="P48"><text:s text:c="12"/><text:span text:style-name="T22">std::for_each(figures.begin(), figures.end(), [] (</text:span><text:span text:style-name="T19">const </text:span><text:span text:style-name="T22">Trapeze&lt;</text:span><text:span text:style-name="T19">int</text:span><text:span text:style-name="T22">&gt;&amp; fig) {</text:span></text:p>
      <text:p text:style-name="P48"><text:s text:c="16"/><text:span text:style-name="T22">std::cout &lt;&lt; fig &lt;&lt; </text:span><text:span text:style-name="T15">" "</text:span><text:span text:style-name="T22">;</text:span></text:p>
      <text:p text:style-name="P48"><text:s text:c="12"/><text:span text:style-name="T22">});</text:span></text:p>
      <text:p text:style-name="P48"><text:s text:c="12"/><text:span text:style-name="T22">std::cout &lt;&lt; </text:span><text:span text:style-name="T15">"</text:span><text:span text:style-name="T19">\n</text:span><text:span text:style-name="T15">"</text:span><text:span text:style-name="T22">;</text:span></text:p>
      <text:p text:style-name="P48"><text:s text:c="8"/><text:span text:style-name="T22">} </text:span><text:span text:style-name="T19">else if </text:span><text:span text:style-name="T22">(command == </text:span><text:span text:style-name="T15">"count"</text:span><text:span text:style-name="T22">) {</text:span></text:p>
      <text:p text:style-name="P48"><text:s text:c="12"/><text:span text:style-name="T22">size_t required_area;</text:span></text:p>
      <text:p text:style-name="P48"><text:s text:c="12"/><text:span text:style-name="T22">std::cin &gt;&gt; required_area;</text:span></text:p>
      <text:p text:style-name="P48"><text:s text:c="12"/><text:span text:style-name="T22">std::cout &lt;&lt; std::count_if(figures.begin(), figures.end(), [&amp;required_area] (</text:span><text:span text:style-name="T19">const </text:span><text:span text:style-name="T22">Trapeze&lt;</text:span><text:span text:style-name="T19">int</text:span><text:span text:style-name="T22">&gt;&amp; fig) {</text:span></text:p>
      <text:p text:style-name="P48"><text:s text:c="16"/><text:span text:style-name="T19">return </text:span><text:span text:style-name="T22">fig.Area() &lt; required_area;</text:span></text:p>
      <text:p text:style-name="P48"><text:s text:c="12"/><text:span text:style-name="T22">});</text:span></text:p>
      <text:p text:style-name="P48"><text:s text:c="12"/><text:span text:style-name="T22">std::cout &lt;&lt; </text:span><text:span text:style-name="T15">"</text:span><text:span text:style-name="T19">\n</text:span><text:span text:style-name="T15">"</text:span><text:span text:style-name="T22">;</text:span></text:p>
      <text:p text:style-name="P48"><text:s text:c="8"/><text:span text:style-name="T22">} </text:span><text:span text:style-name="T19">else </text:span><text:span text:style-name="T22">{</text:span></text:p>
      <text:p text:style-name="P48"><text:s text:c="12"/><text:span text:style-name="T22">std::cout &lt;&lt; </text:span><text:span text:style-name="T15">"Incorrect command" </text:span><text:span text:style-name="T22">&lt;&lt; </text:span><text:span text:style-name="T15">"</text:span><text:span text:style-name="T19">\n</text:span><text:span text:style-name="T15">"</text:span><text:span text:style-name="T22">;</text:span></text:p>
      <text:p text:style-name="P48"><text:s text:c="12"/><text:span text:style-name="T22">std::cin.ignore(</text:span><text:span text:style-name="T21">32767</text:span><text:span text:style-name="T22">, </text:span><text:span text:style-name="T15">'</text:span><text:span text:style-name="T19">\n</text:span><text:span text:style-name="T15">'</text:span><text:span text:style-name="T22">);</text:span></text:p>
      <text:p text:style-name="P48"><text:s text:c="8"/><text:span text:style-name="T22">}</text:span></text:p>
      <text:p text:style-name="P48"><text:s text:c="4"/><text:span text:style-name="T22">}</text:span></text:p>
      <text:p text:style-name="P51">}</text:p>
      <text:p text:style-name="P36"/>
      <text:p text:style-name="P3"><text:soft-page-break/><text:span text:style-name="T6">Allocator</text:span><text:bookmark-start text:name="__DdeLink__2335_150959209"/><text:span text:style-name="T2">.h</text:span></text:p>
      <text:p text:style-name="P43"><text:bookmark-end text:name="__DdeLink__2335_150959209"/><text:span text:style-name="T11">#pragma </text:span><text:span text:style-name="T23">once</text:span></text:p>
      <text:p text:style-name="P41"><text:span text:style-name="T10">#include </text:span><text:span text:style-name="T14">&lt;memory&gt;</text:span></text:p>
      <text:p text:style-name="P41"><text:span text:style-name="T10">#include </text:span><text:span text:style-name="T14">"Queue.h"</text:span></text:p>
      <text:p text:style-name="P41"><text:span text:style-name="T18">template </text:span>&lt;<text:span text:style-name="T18">typename </text:span>T, size_t ALLOC_SIZE&gt;</text:p>
      <text:p text:style-name="P41"><text:span text:style-name="T18">class </text:span>Allocator {</text:p>
      <text:p text:style-name="P41"><text:span text:style-name="T18">public</text:span>:</text:p>
      <text:p text:style-name="P48"><text:s text:c="4"/><text:span text:style-name="T19">using </text:span><text:span text:style-name="T22">value_type = T;</text:span></text:p>
      <text:p text:style-name="P48"><text:s text:c="4"/><text:span text:style-name="T19">using </text:span><text:span text:style-name="T22">size_type = std::size_t;</text:span></text:p>
      <text:p text:style-name="P48"><text:s text:c="4"/><text:span text:style-name="T19">using </text:span><text:span text:style-name="T22">difference_type = std::ptrdiff_t;</text:span></text:p>
      <text:p text:style-name="P48"><text:s text:c="4"/><text:span text:style-name="T19">using </text:span><text:span text:style-name="T22">is_always_equal = std::false_type;</text:span></text:p>
      <text:p text:style-name="P48"><text:s text:c="4"/><text:span text:style-name="T22">Allocator(</text:span><text:span text:style-name="T19">const </text:span><text:span text:style-name="T22">Allocator&amp;) = </text:span><text:span text:style-name="T19">delete</text:span><text:span text:style-name="T22">;</text:span></text:p>
      <text:p text:style-name="P48"><text:s text:c="4"/><text:span text:style-name="T22">Allocator(Allocator&amp;&amp;) = </text:span><text:span text:style-name="T19">delete</text:span><text:span text:style-name="T22">;</text:span></text:p>
      <text:p text:style-name="P48"><text:s text:c="4"/><text:span text:style-name="T19">template</text:span><text:span text:style-name="T22">&lt;</text:span><text:span text:style-name="T19">class </text:span><text:span text:style-name="T22">V&gt;</text:span></text:p>
      <text:p text:style-name="P48"><text:s text:c="4"/><text:span text:style-name="T19">struct </text:span><text:span text:style-name="T22">rebind {</text:span></text:p>
      <text:p text:style-name="P48"><text:s text:c="8"/><text:span text:style-name="T19">using </text:span><text:span text:style-name="T22">other = Allocator&lt;V, ALLOC_SIZE&gt;;</text:span></text:p>
      <text:p text:style-name="P48"><text:s text:c="4"/><text:span text:style-name="T22">};</text:span></text:p>
      <text:p text:style-name="P48"><text:s text:c="4"/><text:span text:style-name="T22">Allocator() {</text:span></text:p>
      <text:p text:style-name="P48"><text:s text:c="8"/><text:span text:style-name="T22">size_t object_count = ALLOC_SIZE / </text:span><text:span text:style-name="T19">sizeof</text:span><text:span text:style-name="T22">(T);</text:span></text:p>
      <text:p text:style-name="P50">// <text:s text:c="7"/>std::cout &lt;&lt; "alloc size:" &lt;&lt; ALLOC_SIZE &lt;&lt; "\n";</text:p>
      <text:p text:style-name="P50">// <text:s text:c="7"/>std::cout &lt;&lt; "object count:" &lt;&lt; object_count &lt;&lt; "\n";</text:p>
      <text:p text:style-name="P50">// <text:s text:c="7"/>std::cout &lt;&lt; "type size:" &lt;&lt; sizeof(T) &lt;&lt; "\n";</text:p>
      <text:p text:style-name="P48"><text:span text:style-name="T26"><text:s text:c="8"/></text:span><text:span text:style-name="T22">memory = </text:span><text:span text:style-name="T19">reinterpret_cast</text:span><text:span text:style-name="T22">&lt;</text:span><text:span text:style-name="T19">char</text:span><text:span text:style-name="T22">*&gt;(</text:span><text:span text:style-name="T19">operator new</text:span><text:span text:style-name="T22">(</text:span><text:span text:style-name="T19">sizeof</text:span><text:span text:style-name="T22">(T) * object_count));</text:span></text:p>
      <text:p text:style-name="P48"><text:s text:c="8"/><text:span text:style-name="T19">for </text:span><text:span text:style-name="T22">(size_t i = </text:span><text:span text:style-name="T21">0</text:span><text:span text:style-name="T22">; i &lt; object_count; ++i) {</text:span></text:p>
      <text:p text:style-name="P48"><text:s text:c="12"/><text:span text:style-name="T22">free_blocks.Push(memory + </text:span><text:span text:style-name="T19">sizeof</text:span><text:span text:style-name="T22">(T) * i);</text:span></text:p>
      <text:p text:style-name="P48"><text:s text:c="8"/><text:span text:style-name="T22">}</text:span></text:p>
      <text:p text:style-name="P48"><text:s text:c="4"/><text:span text:style-name="T22">}</text:span></text:p>
      <text:p text:style-name="P48"><text:s text:c="4"/><text:span text:style-name="T22">~Allocator() {</text:span></text:p>
      <text:p text:style-name="P48"><text:s text:c="8"/><text:span text:style-name="T19">operator delete</text:span><text:span text:style-name="T22">(memory);</text:span></text:p>
      <text:p text:style-name="P48"><text:s text:c="4"/><text:span text:style-name="T22">}</text:span></text:p>
      <text:p text:style-name="P48"><text:s text:c="4"/><text:span text:style-name="T22">T* allocate(size_t size) {</text:span></text:p>
      <text:p text:style-name="P48"><text:s text:c="8"/><text:span text:style-name="T19">if </text:span><text:span text:style-name="T22">(size &gt; </text:span><text:span text:style-name="T21">1</text:span><text:span text:style-name="T22">) {</text:span></text:p>
      <text:p text:style-name="P48"><text:s text:c="12"/><text:span text:style-name="T19">throw </text:span><text:span text:style-name="T22">std::logic_error(</text:span><text:span text:style-name="T15">"This allocator cant do that"</text:span><text:span text:style-name="T22">);</text:span></text:p>
      <text:p text:style-name="P48"><text:s text:c="8"/><text:span text:style-name="T22">}</text:span></text:p>
      <text:p text:style-name="P48"><text:s text:c="8"/><text:span text:style-name="T19">if </text:span><text:span text:style-name="T22">(free_blocks.Empty()) {</text:span></text:p>
      <text:p text:style-name="P48"><text:s text:c="12"/><text:span text:style-name="T19">throw </text:span><text:span text:style-name="T22">std::bad_alloc();</text:span></text:p>
      <text:p text:style-name="P48"><text:s text:c="8"/><text:span text:style-name="T22">}</text:span></text:p>
      <text:p text:style-name="P48"><text:s text:c="8"/><text:span text:style-name="T22">T* temp = </text:span><text:span text:style-name="T19">reinterpret_cast</text:span><text:span text:style-name="T22">&lt;T*&gt;(free_blocks.Top());</text:span></text:p>
      <text:p text:style-name="P48"><text:s text:c="8"/><text:span text:style-name="T22">free_blocks.Pop();</text:span></text:p>
      <text:p text:style-name="P48"><text:s text:c="8"/><text:span text:style-name="T19">return </text:span><text:span text:style-name="T22">temp;</text:span></text:p>
      <text:p text:style-name="P48"><text:s text:c="4"/><text:span text:style-name="T22">}</text:span></text:p>
      <text:p text:style-name="P48"><text:s text:c="4"/><text:span text:style-name="T19">void </text:span><text:span text:style-name="T22">deallocate(T* ptr, size_t size) {</text:span></text:p>
      <text:p text:style-name="P48"><text:s text:c="8"/><text:span text:style-name="T19">if </text:span><text:span text:style-name="T22">(size &gt; </text:span><text:span text:style-name="T21">1</text:span><text:span text:style-name="T22">) {</text:span></text:p>
      <text:p text:style-name="P48"><text:s text:c="12"/><text:span text:style-name="T19">throw </text:span><text:span text:style-name="T22">std::logic_error(</text:span><text:span text:style-name="T15">"This allocator cant do that"</text:span><text:span text:style-name="T22">);</text:span></text:p>
      <text:p text:style-name="P48"><text:s text:c="8"/><text:span text:style-name="T22">}</text:span></text:p>
      <text:p text:style-name="P48"><text:s text:c="8"/><text:span text:style-name="T22">free_blocks.Push(</text:span><text:span text:style-name="T19">reinterpret_cast</text:span><text:span text:style-name="T22">&lt;</text:span><text:span text:style-name="T19">char</text:span><text:span text:style-name="T22">*&gt;(ptr));</text:span></text:p>
      <text:p text:style-name="P48"><text:s text:c="4"/><text:span text:style-name="T22">}</text:span></text:p>
      <text:p text:style-name="P41"><text:span text:style-name="T18">private</text:span>:</text:p>
      <text:p text:style-name="P48"><text:s text:c="4"/><text:span text:style-name="T22">Containers::Queue&lt;</text:span><text:span text:style-name="T19">char</text:span><text:span text:style-name="T22">*&gt; free_blocks;</text:span></text:p>
      <text:p text:style-name="P48"><text:s text:c="4"/><text:span text:style-name="T19">char</text:span><text:span text:style-name="T22">* memory;</text:span></text:p>
      <text:p text:style-name="P51">};</text:p>
      <text:p text:style-name="P38"><text:soft-page-break/><text:span text:style-name="T24"/></text:p>
      <text:p text:style-name="P4"><text:span text:style-name="T5">Queue</text:span><text:bookmark-start text:name="__DdeLink__2335_1509592091"/><text:span text:style-name="T2">.h</text:span></text:p>
      <text:p text:style-name="P45"><text:bookmark-end text:name="__DdeLink__2335_1509592091"/><text:span text:style-name="T11">#pragma </text:span><text:span text:style-name="T23">once</text:span></text:p>
      <text:p text:style-name="P41"><text:span text:style-name="T10">#include </text:span><text:span text:style-name="T14">&lt;memory&gt;</text:span></text:p>
      <text:p text:style-name="P41"><text:span text:style-name="T10">#include </text:span><text:span text:style-name="T14">&lt;exception&gt;</text:span></text:p>
      <text:p text:style-name="P41"><text:span text:style-name="T18">namespace </text:span>Containers {</text:p>
      <text:p text:style-name="P48"><text:s text:c="4"/><text:span text:style-name="T19">template </text:span><text:span text:style-name="T22">&lt;</text:span><text:span text:style-name="T19">typename </text:span><text:span text:style-name="T22">T, </text:span><text:span text:style-name="T19">typename </text:span><text:span text:style-name="T22">Allocator&gt;</text:span></text:p>
      <text:p text:style-name="P48"><text:s text:c="4"/><text:span text:style-name="T19">class </text:span><text:span text:style-name="T22">Queue;</text:span></text:p>
      <text:p text:style-name="P48"><text:s text:c="4"/><text:span text:style-name="T19">template </text:span><text:span text:style-name="T22">&lt;</text:span><text:span text:style-name="T19">typename </text:span><text:span text:style-name="T22">T&gt;</text:span></text:p>
      <text:p text:style-name="P48"><text:s text:c="4"/><text:span text:style-name="T19">class </text:span><text:span text:style-name="T22">QueueNode;</text:span></text:p>
      <text:p text:style-name="P48"><text:s text:c="4"/><text:span text:style-name="T19">template </text:span><text:span text:style-name="T22">&lt;</text:span><text:span text:style-name="T19">typename </text:span><text:span text:style-name="T22">T, </text:span><text:span text:style-name="T19">typename </text:span><text:span text:style-name="T22">Allocator&gt;</text:span></text:p>
      <text:p text:style-name="P48"><text:s text:c="4"/><text:span text:style-name="T19">class </text:span><text:span text:style-name="T22">QueueConstIterator;</text:span></text:p>
      <text:p text:style-name="P48"><text:s text:c="4"/><text:span text:style-name="T19">template </text:span><text:span text:style-name="T22">&lt;</text:span><text:span text:style-name="T19">typename </text:span><text:span text:style-name="T22">T, </text:span><text:span text:style-name="T19">typename </text:span><text:span text:style-name="T22">Allocator&gt;</text:span></text:p>
      <text:p text:style-name="P48"><text:s text:c="4"/><text:span text:style-name="T19">class </text:span><text:span text:style-name="T22">QueueIterator;</text:span></text:p>
      <text:p text:style-name="P48"><text:s text:c="4"/><text:span text:style-name="T27">//Implementation of QueueNode</text:span></text:p>
      <text:p text:style-name="P48"><text:span text:style-name="T26"><text:s text:c="4"/></text:span><text:span text:style-name="T19">template </text:span><text:span text:style-name="T22">&lt;</text:span><text:span text:style-name="T19">typename </text:span><text:span text:style-name="T22">T&gt;</text:span></text:p>
      <text:p text:style-name="P48"><text:s text:c="4"/><text:span text:style-name="T19">struct </text:span><text:span text:style-name="T22">QueueNode {</text:span></text:p>
      <text:p text:style-name="P48"><text:s text:c="8"/><text:span text:style-name="T22">QueueNode() = </text:span><text:span text:style-name="T19">default</text:span><text:span text:style-name="T22">;</text:span></text:p>
      <text:p text:style-name="P48"><text:s text:c="8"/><text:span text:style-name="T22">QueueNode(T new_value) : value(new_value) {}</text:span></text:p>
      <text:p text:style-name="P48"><text:s text:c="8"/><text:span text:style-name="T22">T value;</text:span></text:p>
      <text:p text:style-name="P48"><text:s text:c="8"/><text:span text:style-name="T22">std::shared_ptr&lt;QueueNode&gt; next = </text:span><text:span text:style-name="T19">nullptr</text:span><text:span text:style-name="T22">;</text:span></text:p>
      <text:p text:style-name="P48"><text:s text:c="8"/><text:span text:style-name="T22">std::weak_ptr&lt;QueueNode&gt; prev;</text:span></text:p>
      <text:p text:style-name="P48"><text:s text:c="4"/><text:span text:style-name="T22">};</text:span></text:p>
      <text:p text:style-name="P48"><text:s text:c="4"/><text:span text:style-name="T27">//Implementation of Queue</text:span></text:p>
      <text:p text:style-name="P48"><text:span text:style-name="T26"><text:s text:c="4"/></text:span><text:span text:style-name="T19">template</text:span><text:span text:style-name="T22">&lt;</text:span><text:span text:style-name="T19">typename </text:span><text:span text:style-name="T22">T, </text:span><text:span text:style-name="T19">typename </text:span><text:span text:style-name="T22">Allocator = std::allocator&lt;T&gt;&gt;</text:span></text:p>
      <text:p text:style-name="P48"><text:s text:c="4"/><text:span text:style-name="T19">class </text:span><text:span text:style-name="T22">Queue {</text:span></text:p>
      <text:p text:style-name="P48"><text:s text:c="8"/><text:span text:style-name="T19">friend </text:span><text:span text:style-name="T22">QueueIterator&lt;T, Allocator&gt;;</text:span></text:p>
      <text:p text:style-name="P48"><text:s text:c="8"/><text:span text:style-name="T19">friend </text:span><text:span text:style-name="T22">QueueConstIterator&lt;T, Allocator&gt;;</text:span></text:p>
      <text:p text:style-name="P48"><text:s text:c="8"/><text:span text:style-name="T19">using </text:span><text:span text:style-name="T22">allocator_type = </text:span><text:span text:style-name="T19">typename </text:span><text:span text:style-name="T22">Allocator::</text:span><text:span text:style-name="T19">template </text:span><text:span text:style-name="T22">rebind&lt;QueueNode&lt;T&gt;&gt;::other;</text:span></text:p>
      <text:p text:style-name="P48"><text:s text:c="8"/><text:span text:style-name="T19">struct </text:span><text:span text:style-name="T22">deleter {</text:span></text:p>
      <text:p text:style-name="P48"><text:s text:c="12"/><text:span text:style-name="T22">deleter(allocator_type* allocator) : allocator_(allocator) {}</text:span></text:p>
      <text:p text:style-name="P48"><text:s text:c="12"/><text:span text:style-name="T19">void operator</text:span><text:span text:style-name="T22">() (QueueNode&lt;T&gt;* ptr) {</text:span></text:p>
      <text:p text:style-name="P48"><text:s text:c="16"/><text:span text:style-name="T19">if </text:span><text:span text:style-name="T22">(ptr != </text:span><text:span text:style-name="T19">nullptr</text:span><text:span text:style-name="T22">) {</text:span></text:p>
      <text:p text:style-name="P48"><text:s text:c="20"/><text:span text:style-name="T22">std::allocator_traits&lt;allocator_type&gt;::destroy(*allocator_,ptr);</text:span></text:p>
      <text:p text:style-name="P48"><text:s text:c="20"/><text:span text:style-name="T22">allocator_-&gt;deallocate(ptr, </text:span><text:span text:style-name="T21">1</text:span><text:span text:style-name="T22">);</text:span></text:p>
      <text:p text:style-name="P48"><text:s text:c="16"/><text:span text:style-name="T22">}</text:span></text:p>
      <text:p text:style-name="P48"><text:s text:c="12"/><text:span text:style-name="T22">}</text:span></text:p>
      <text:p text:style-name="P48"><text:s text:c="8"/><text:span text:style-name="T19">private</text:span><text:span text:style-name="T22">:</text:span></text:p>
      <text:p text:style-name="P48"><text:s text:c="12"/><text:span text:style-name="T22">allocator_type* allocator_;</text:span></text:p>
      <text:p text:style-name="P48"><text:s text:c="8"/><text:span text:style-name="T22">};</text:span></text:p>
      <text:p text:style-name="P48"><text:s text:c="4"/><text:span text:style-name="T19">public</text:span><text:span text:style-name="T22">:</text:span></text:p>
      <text:p text:style-name="P48"><text:s text:c="8"/><text:span text:style-name="T22">Queue() {</text:span></text:p>
      <text:p text:style-name="P48"><text:s text:c="12"/><text:span text:style-name="T22">QueueNode&lt;T&gt;* ptr = allocator_.allocate(</text:span><text:span text:style-name="T21">1</text:span><text:span text:style-name="T22">);</text:span></text:p>
      <text:p text:style-name="P48"><text:s text:c="12"/><text:span text:style-name="T22">std::allocator_traits&lt;allocator_type&gt;::construct(allocator_, ptr);</text:span></text:p>
      <text:p text:style-name="P48"><text:s text:c="12"/><text:span text:style-name="T22">std::shared_ptr&lt;QueueNode&lt;T&gt;&gt; new_elem(ptr, deleter(&amp;allocator_));</text:span></text:p>
      <text:p text:style-name="P48"><text:s text:c="12"/><text:span text:style-name="T22">tail = new_elem;</text:span></text:p>
      <text:p text:style-name="P48"><text:s text:c="12"/><text:span text:style-name="T22">head = tail;</text:span></text:p>
      <text:p text:style-name="P48"><text:s text:c="8"/><text:span text:style-name="T22">}</text:span></text:p>
      <text:p text:style-name="P48"><text:soft-page-break/><text:s text:c="8"/><text:span text:style-name="T22">Queue(</text:span><text:span text:style-name="T19">const </text:span><text:span text:style-name="T22">Queue&amp; q) = </text:span><text:span text:style-name="T19">delete</text:span><text:span text:style-name="T22">;</text:span></text:p>
      <text:p text:style-name="P48"><text:s text:c="8"/><text:span text:style-name="T22">Queue&amp; </text:span><text:span text:style-name="T19">operator </text:span><text:span text:style-name="T22">= (</text:span><text:span text:style-name="T19">const </text:span><text:span text:style-name="T22">Queue&amp;) = </text:span><text:span text:style-name="T19">delete</text:span><text:span text:style-name="T22">;</text:span></text:p>
      <text:p text:style-name="P48"><text:s text:c="8"/><text:span text:style-name="T19">void </text:span><text:span text:style-name="T22">Pop() {</text:span></text:p>
      <text:p text:style-name="P48"><text:s text:c="12"/><text:span text:style-name="T19">if </text:span><text:span text:style-name="T22">(Empty()) {</text:span></text:p>
      <text:p text:style-name="P48"><text:s text:c="16"/><text:span text:style-name="T19">throw </text:span><text:span text:style-name="T22">std::out_of_range(</text:span><text:span text:style-name="T15">"Pop from empty queue"</text:span><text:span text:style-name="T22">);</text:span></text:p>
      <text:p text:style-name="P48"><text:s text:c="12"/><text:span text:style-name="T22">}</text:span></text:p>
      <text:p text:style-name="P48"><text:s text:c="12"/><text:span text:style-name="T22">head = head-&gt;next;</text:span></text:p>
      <text:p text:style-name="P48"><text:s text:c="8"/><text:span text:style-name="T22">}</text:span></text:p>
      <text:p text:style-name="P48"><text:s text:c="8"/><text:span text:style-name="T19">const </text:span><text:span text:style-name="T22">T&amp; Top() </text:span><text:span text:style-name="T19">const </text:span><text:span text:style-name="T22">{</text:span></text:p>
      <text:p text:style-name="P48"><text:s text:c="12"/><text:span text:style-name="T19">return </text:span><text:span text:style-name="T22">head-&gt;value;</text:span></text:p>
      <text:p text:style-name="P48"><text:s text:c="8"/><text:span text:style-name="T22">}</text:span></text:p>
      <text:p text:style-name="P48"><text:s text:c="8"/><text:span text:style-name="T22">T&amp; Top() {</text:span></text:p>
      <text:p text:style-name="P48"><text:s text:c="12"/><text:span text:style-name="T19">return </text:span><text:span text:style-name="T22">head-&gt;value;</text:span></text:p>
      <text:p text:style-name="P48"><text:s text:c="8"/><text:span text:style-name="T22">}</text:span></text:p>
      <text:p text:style-name="P48"><text:s text:c="8"/><text:span text:style-name="T22">size_t Size() </text:span><text:span text:style-name="T19">const </text:span><text:span text:style-name="T22">{</text:span></text:p>
      <text:p text:style-name="P48"><text:s text:c="12"/><text:span text:style-name="T22">size_t size = </text:span><text:span text:style-name="T21">0</text:span><text:span text:style-name="T22">;</text:span></text:p>
      <text:p text:style-name="P48"><text:s text:c="12"/><text:span text:style-name="T19">for </text:span><text:span text:style-name="T22">(</text:span><text:span text:style-name="T19">auto </text:span><text:span text:style-name="T22">i : *</text:span><text:span text:style-name="T19">this</text:span><text:span text:style-name="T22">) {</text:span></text:p>
      <text:p text:style-name="P48"><text:s text:c="16"/><text:span text:style-name="T22">size++;</text:span></text:p>
      <text:p text:style-name="P48"><text:s text:c="12"/><text:span text:style-name="T22">}</text:span></text:p>
      <text:p text:style-name="P48"><text:s text:c="12"/><text:span text:style-name="T19">return </text:span><text:span text:style-name="T22">size;</text:span></text:p>
      <text:p text:style-name="P48"><text:s text:c="8"/><text:span text:style-name="T22">}</text:span></text:p>
      <text:p text:style-name="P48"><text:s text:c="8"/><text:span text:style-name="T19">void </text:span><text:span text:style-name="T22">Push(</text:span><text:span text:style-name="T19">const </text:span><text:span text:style-name="T22">T &amp;value) {</text:span></text:p>
      <text:p text:style-name="P48"><text:s text:c="12"/><text:span text:style-name="T22">QueueNode&lt;T&gt;* ptr = allocator_.allocate(</text:span><text:span text:style-name="T21">1</text:span><text:span text:style-name="T22">);</text:span></text:p>
      <text:p text:style-name="P48"><text:s text:c="12"/><text:span text:style-name="T22">std::allocator_traits&lt;allocator_type&gt;::construct(allocator_, ptr, value);</text:span></text:p>
      <text:p text:style-name="P48"><text:s text:c="12"/><text:span text:style-name="T22">std::shared_ptr&lt;QueueNode&lt;T&gt;&gt; new_elem(ptr, deleter(&amp;allocator_));</text:span></text:p>
      <text:p text:style-name="P48"><text:s text:c="12"/><text:span text:style-name="T19">if </text:span><text:span text:style-name="T22">(Empty()) {</text:span></text:p>
      <text:p text:style-name="P48"><text:s text:c="16"/><text:span text:style-name="T22">head = new_elem;</text:span></text:p>
      <text:p text:style-name="P48"><text:s text:c="16"/><text:span text:style-name="T22">head-&gt;next = tail;</text:span></text:p>
      <text:p text:style-name="P48"><text:s text:c="16"/><text:span text:style-name="T22">tail-&gt;prev = head;</text:span></text:p>
      <text:p text:style-name="P48"><text:s text:c="12"/><text:span text:style-name="T22">} </text:span><text:span text:style-name="T19">else </text:span><text:span text:style-name="T22">{</text:span></text:p>
      <text:p text:style-name="P48"><text:s text:c="16"/><text:span text:style-name="T22">tail-&gt;prev.lock()-&gt;next = new_elem;</text:span></text:p>
      <text:p text:style-name="P48"><text:s text:c="16"/><text:span text:style-name="T22">new_elem-&gt;prev = tail-&gt;prev;</text:span></text:p>
      <text:p text:style-name="P48"><text:s text:c="16"/><text:span text:style-name="T22">new_elem-&gt;next = tail;</text:span></text:p>
      <text:p text:style-name="P48"><text:s text:c="16"/><text:span text:style-name="T22">tail-&gt;prev = new_elem;</text:span></text:p>
      <text:p text:style-name="P48"><text:s text:c="12"/><text:span text:style-name="T22">}</text:span></text:p>
      <text:p text:style-name="P48"><text:s text:c="8"/><text:span text:style-name="T22">}</text:span></text:p>
      <text:p text:style-name="P48"><text:s text:c="8"/><text:span text:style-name="T19">bool </text:span><text:span text:style-name="T22">Empty() </text:span><text:span text:style-name="T19">const </text:span><text:span text:style-name="T22">{</text:span></text:p>
      <text:p text:style-name="P48"><text:s text:c="12"/><text:span text:style-name="T19">return </text:span><text:span text:style-name="T22">head == tail;</text:span></text:p>
      <text:p text:style-name="P48"><text:s text:c="8"/><text:span text:style-name="T22">}</text:span></text:p>
      <text:p text:style-name="P48"><text:s text:c="8"/><text:span text:style-name="T22">QueueConstIterator&lt;T, Allocator&gt; begin() </text:span><text:span text:style-name="T19">const </text:span><text:span text:style-name="T22">{</text:span></text:p>
      <text:p text:style-name="P48"><text:s text:c="12"/><text:span text:style-name="T19">return </text:span><text:span text:style-name="T22">QueueConstIterator&lt;T, Allocator&gt;(head, </text:span><text:span text:style-name="T19">this</text:span><text:span text:style-name="T22">);</text:span></text:p>
      <text:p text:style-name="P48"><text:s text:c="8"/><text:span text:style-name="T22">}</text:span></text:p>
      <text:p text:style-name="P48"><text:s text:c="8"/><text:span text:style-name="T22">QueueConstIterator&lt;T, Allocator&gt; end() </text:span><text:span text:style-name="T19">const </text:span><text:span text:style-name="T22">{</text:span></text:p>
      <text:p text:style-name="P48"><text:s text:c="12"/><text:span text:style-name="T19">return </text:span><text:span text:style-name="T22">QueueConstIterator&lt;T, Allocator&gt;(tail, </text:span><text:span text:style-name="T19">this</text:span><text:span text:style-name="T22">);</text:span></text:p>
      <text:p text:style-name="P48"><text:s text:c="8"/><text:span text:style-name="T22">}</text:span></text:p>
      <text:p text:style-name="P48"><text:s text:c="8"/><text:span text:style-name="T22">QueueIterator&lt;T, Allocator&gt; begin() {</text:span></text:p>
      <text:p text:style-name="P48"><text:s text:c="12"/><text:span text:style-name="T19">return </text:span><text:span text:style-name="T22">QueueIterator&lt;T,Allocator&gt;(head, </text:span><text:span text:style-name="T19">this</text:span><text:span text:style-name="T22">);</text:span></text:p>
      <text:p text:style-name="P48"><text:s text:c="8"/><text:span text:style-name="T22">}</text:span></text:p>
      <text:p text:style-name="P48"><text:s text:c="8"/><text:span text:style-name="T22">QueueIterator&lt;T, Allocator&gt; end() {</text:span></text:p>
      <text:p text:style-name="P48"><text:s text:c="12"/><text:span text:style-name="T19">return </text:span><text:span text:style-name="T22">QueueIterator&lt;T, Allocator&gt;(tail, </text:span><text:span text:style-name="T19">this</text:span><text:span text:style-name="T22">);</text:span></text:p>
      <text:p text:style-name="P48"><text:soft-page-break/><text:s text:c="8"/><text:span text:style-name="T22">}</text:span></text:p>
      <text:p text:style-name="P48"><text:s text:c="8"/><text:span text:style-name="T19">void </text:span><text:span text:style-name="T22">Erase(QueueIterator&lt;T, Allocator&gt; it) {</text:span></text:p>
      <text:p text:style-name="P48"><text:s text:c="12"/><text:span text:style-name="T19">if </text:span><text:span text:style-name="T22">(it.collection != </text:span><text:span text:style-name="T19">this</text:span><text:span text:style-name="T22">) {</text:span></text:p>
      <text:p text:style-name="P48"><text:s text:c="16"/><text:span text:style-name="T19">throw </text:span><text:span text:style-name="T22">std::runtime_error(</text:span><text:span text:style-name="T15">"Iterator does not belong to this collection"</text:span><text:span text:style-name="T22">);</text:span></text:p>
      <text:p text:style-name="P48"><text:s text:c="12"/><text:span text:style-name="T22">}</text:span></text:p>
      <text:p text:style-name="P48"><text:s text:c="12"/><text:span text:style-name="T22">std::shared_ptr&lt;QueueNode&lt;T&gt;&gt; it_ptr = it.node.lock();</text:span></text:p>
      <text:p text:style-name="P48"><text:s text:c="12"/><text:span text:style-name="T19">if </text:span><text:span text:style-name="T22">(!it_ptr) {</text:span></text:p>
      <text:p text:style-name="P48"><text:s text:c="16"/><text:span text:style-name="T19">throw </text:span><text:span text:style-name="T22">std::runtime_error(</text:span><text:span text:style-name="T15">"Iterator is corrupted"</text:span><text:span text:style-name="T22">);</text:span></text:p>
      <text:p text:style-name="P48"><text:s text:c="12"/><text:span text:style-name="T22">}</text:span></text:p>
      <text:p text:style-name="P48"><text:s text:c="12"/><text:span text:style-name="T19">if </text:span><text:span text:style-name="T22">(it == end()) {</text:span></text:p>
      <text:p text:style-name="P48"><text:s text:c="16"/><text:span text:style-name="T19">throw </text:span><text:span text:style-name="T22">std::runtime_error(</text:span><text:span text:style-name="T15">"Erase of end iterator"</text:span><text:span text:style-name="T22">);</text:span></text:p>
      <text:p text:style-name="P48"><text:s text:c="12"/><text:span text:style-name="T22">}</text:span></text:p>
      <text:p text:style-name="P48"><text:s text:c="12"/><text:span text:style-name="T19">if </text:span><text:span text:style-name="T22">(it == begin()) {</text:span></text:p>
      <text:p text:style-name="P48"><text:s text:c="16"/><text:span text:style-name="T22">Pop();</text:span></text:p>
      <text:p text:style-name="P48"><text:s text:c="12"/><text:span text:style-name="T22">} </text:span><text:span text:style-name="T19">else </text:span><text:span text:style-name="T22">{</text:span></text:p>
      <text:p text:style-name="P48"><text:s text:c="16"/><text:span text:style-name="T22">std::weak_ptr&lt;QueueNode&lt;T&gt;&gt; prev_ptr = it_ptr-&gt;prev;</text:span></text:p>
      <text:p text:style-name="P48"><text:s text:c="16"/><text:span text:style-name="T22">std::shared_ptr&lt;QueueNode&lt;T&gt;&gt; next_ptr = it_ptr-&gt;next;</text:span></text:p>
      <text:p text:style-name="P48"><text:s text:c="16"/><text:span text:style-name="T22">prev_ptr.lock()-&gt;next = next_ptr;</text:span></text:p>
      <text:p text:style-name="P48"><text:s text:c="16"/><text:span text:style-name="T22">next_ptr-&gt;prev = prev_ptr;</text:span></text:p>
      <text:p text:style-name="P48"><text:s text:c="12"/><text:span text:style-name="T22">}</text:span></text:p>
      <text:p text:style-name="P48"><text:s text:c="8"/><text:span text:style-name="T22">}</text:span></text:p>
      <text:p text:style-name="P48"><text:s text:c="8"/><text:span text:style-name="T19">void </text:span><text:span text:style-name="T22">Insert(QueueIterator&lt;T, Allocator&gt; it, </text:span><text:span text:style-name="T19">const </text:span><text:span text:style-name="T22">T&amp; value) {</text:span></text:p>
      <text:p text:style-name="P48"><text:s text:c="12"/><text:span text:style-name="T19">if </text:span><text:span text:style-name="T22">(it.collection != </text:span><text:span text:style-name="T19">this</text:span><text:span text:style-name="T22">) {</text:span></text:p>
      <text:p text:style-name="P48"><text:s text:c="16"/><text:span text:style-name="T19">throw </text:span><text:span text:style-name="T22">std::runtime_error(</text:span><text:span text:style-name="T15">"Iterator does not belong to this collection"</text:span><text:span text:style-name="T22">);</text:span></text:p>
      <text:p text:style-name="P48"><text:s text:c="12"/><text:span text:style-name="T22">}</text:span></text:p>
      <text:p text:style-name="P48"><text:s text:c="12"/><text:span text:style-name="T22">std::shared_ptr&lt;QueueNode&lt;T&gt;&gt; it_ptr = it.node.lock();</text:span></text:p>
      <text:p text:style-name="P48"><text:s text:c="12"/><text:span text:style-name="T19">if </text:span><text:span text:style-name="T22">(!it_ptr) {</text:span></text:p>
      <text:p text:style-name="P48"><text:s text:c="16"/><text:span text:style-name="T19">throw </text:span><text:span text:style-name="T22">std::runtime_error(</text:span><text:span text:style-name="T15">"Iterator is corrupted"</text:span><text:span text:style-name="T22">);</text:span></text:p>
      <text:p text:style-name="P48"><text:s text:c="12"/><text:span text:style-name="T22">}</text:span></text:p>
      <text:p text:style-name="P48"><text:s text:c="12"/><text:span text:style-name="T19">if </text:span><text:span text:style-name="T22">(it == end()) {</text:span></text:p>
      <text:p text:style-name="P48"><text:s text:c="16"/><text:span text:style-name="T22">Push(value);</text:span></text:p>
      <text:p text:style-name="P48"><text:s text:c="16"/><text:span text:style-name="T19">return</text:span><text:span text:style-name="T22">;</text:span></text:p>
      <text:p text:style-name="P48"><text:s text:c="12"/><text:span text:style-name="T22">}</text:span></text:p>
      <text:p text:style-name="P48"><text:s text:c="12"/><text:span text:style-name="T22">QueueNode&lt;T&gt;* ptr = allocator_.allocate(</text:span><text:span text:style-name="T21">1</text:span><text:span text:style-name="T22">);</text:span></text:p>
      <text:p text:style-name="P48"><text:s text:c="12"/><text:span text:style-name="T22">std::allocator_traits&lt;allocator_type&gt;::construct(allocator_, ptr, value);</text:span></text:p>
      <text:p text:style-name="P48"><text:s text:c="12"/><text:span text:style-name="T22">std::shared_ptr&lt;QueueNode&lt;T&gt;&gt; new_elem(ptr, deleter(&amp;allocator_));</text:span></text:p>
      <text:p text:style-name="P48"><text:s text:c="12"/><text:span text:style-name="T19">if </text:span><text:span text:style-name="T22">(it == begin()) {</text:span></text:p>
      <text:p text:style-name="P48"><text:s text:c="16"/><text:span text:style-name="T22">new_elem-&gt;next = head;</text:span></text:p>
      <text:p text:style-name="P48"><text:s text:c="16"/><text:span text:style-name="T22">head-&gt;prev = new_elem;</text:span></text:p>
      <text:p text:style-name="P48"><text:s text:c="16"/><text:span text:style-name="T22">head = new_elem;</text:span></text:p>
      <text:p text:style-name="P48"><text:s text:c="12"/><text:span text:style-name="T22">} </text:span><text:span text:style-name="T19">else </text:span><text:span text:style-name="T22">{</text:span></text:p>
      <text:p text:style-name="P48"><text:s text:c="16"/><text:span text:style-name="T22">std::shared_ptr&lt;QueueNode&lt;T&gt;&gt; next_ptr = it_ptr;</text:span></text:p>
      <text:p text:style-name="P48"><text:s text:c="16"/><text:span text:style-name="T22">std::weak_ptr&lt;QueueNode&lt;T&gt;&gt; prev_ptr = it_ptr-&gt;prev;</text:span></text:p>
      <text:p text:style-name="P48"><text:s text:c="16"/><text:span text:style-name="T22">new_elem-&gt;prev = prev_ptr;</text:span></text:p>
      <text:p text:style-name="P48"><text:s text:c="16"/><text:span text:style-name="T22">prev_ptr.lock()-&gt;next = new_elem;</text:span></text:p>
      <text:p text:style-name="P48"><text:s text:c="16"/><text:span text:style-name="T22">new_elem-&gt;next = next_ptr;</text:span></text:p>
      <text:p text:style-name="P48"><text:s text:c="16"/><text:span text:style-name="T22">next_ptr-&gt;prev = new_elem;</text:span></text:p>
      <text:p text:style-name="P48"><text:s text:c="12"/><text:span text:style-name="T22">}</text:span></text:p>
      <text:p text:style-name="P48"><text:soft-page-break/><text:s text:c="8"/><text:span text:style-name="T22">}</text:span></text:p>
      <text:p text:style-name="P48"><text:s text:c="4"/><text:span text:style-name="T19">private</text:span><text:span text:style-name="T22">:</text:span></text:p>
      <text:p text:style-name="P48"><text:s text:c="8"/><text:span text:style-name="T22">allocator_type allocator_;</text:span></text:p>
      <text:p text:style-name="P48"><text:s text:c="8"/><text:span text:style-name="T22">std::shared_ptr&lt;QueueNode&lt;T&gt;&gt; head;</text:span></text:p>
      <text:p text:style-name="P48"><text:s text:c="8"/><text:span text:style-name="T22">std::shared_ptr&lt;QueueNode&lt;T&gt;&gt; tail;</text:span></text:p>
      <text:p text:style-name="P48"><text:s text:c="4"/><text:span text:style-name="T22">};</text:span></text:p>
      <text:p text:style-name="P48"><text:s text:c="4"/><text:span text:style-name="T19">template</text:span><text:span text:style-name="T22">&lt;</text:span><text:span text:style-name="T19">typename </text:span><text:span text:style-name="T22">T, </text:span><text:span text:style-name="T19">typename </text:span><text:span text:style-name="T22">Allocator&gt;</text:span></text:p>
      <text:p text:style-name="P48"><text:s text:c="4"/><text:span text:style-name="T19">class </text:span><text:span text:style-name="T22">QueueIterator {</text:span></text:p>
      <text:p text:style-name="P48"><text:s text:c="8"/><text:span text:style-name="T19">friend </text:span><text:span text:style-name="T22">Queue&lt;T, Allocator&gt;;</text:span></text:p>
      <text:p text:style-name="P48"><text:s text:c="4"/><text:span text:style-name="T19">public</text:span><text:span text:style-name="T22">:</text:span></text:p>
      <text:p text:style-name="P48"><text:s text:c="8"/><text:span text:style-name="T19">using </text:span><text:span text:style-name="T22">value_type = T;</text:span></text:p>
      <text:p text:style-name="P48"><text:s text:c="8"/><text:span text:style-name="T19">using </text:span><text:span text:style-name="T22">reference = T&amp;;</text:span></text:p>
      <text:p text:style-name="P48"><text:s text:c="8"/><text:span text:style-name="T19">using </text:span><text:span text:style-name="T22">pointer = T*;</text:span></text:p>
      <text:p text:style-name="P48"><text:s text:c="8"/><text:span text:style-name="T19">using </text:span><text:span text:style-name="T22">difference_type = ptrdiff_t;</text:span></text:p>
      <text:p text:style-name="P48"><text:s text:c="8"/><text:span text:style-name="T19">using </text:span><text:span text:style-name="T22">iterator_category = std::forward_iterator_tag;</text:span></text:p>
      <text:p text:style-name="P48"><text:s text:c="8"/><text:span text:style-name="T22">QueueIterator(std::shared_ptr&lt;QueueNode&lt;T&gt;&gt; init_ptr,</text:span><text:span text:style-name="T19">const </text:span><text:span text:style-name="T22">Queue&lt;T, Allocator&gt;* ptr) : node(init_ptr), collection(ptr) {}</text:span></text:p>
      <text:p text:style-name="P48"><text:s text:c="8"/><text:span text:style-name="T22">QueueIterator(</text:span><text:span text:style-name="T19">const </text:span><text:span text:style-name="T22">QueueIterator&amp; other) : node(other.node), collection(other.collection) {}</text:span></text:p>
      <text:p text:style-name="P48"><text:s text:c="8"/><text:span text:style-name="T22">QueueIterator&amp; </text:span><text:span text:style-name="T19">operator </text:span><text:span text:style-name="T22">= (</text:span><text:span text:style-name="T19">const </text:span><text:span text:style-name="T22">QueueIterator&amp; other) {</text:span></text:p>
      <text:p text:style-name="P48"><text:s text:c="12"/><text:span text:style-name="T22">node = other.node;</text:span></text:p>
      <text:p text:style-name="P48"><text:s text:c="12"/><text:span text:style-name="T19">return </text:span><text:span text:style-name="T22">*</text:span><text:span text:style-name="T19">this</text:span><text:span text:style-name="T22">;</text:span></text:p>
      <text:p text:style-name="P48"><text:s text:c="8"/><text:span text:style-name="T22">}</text:span></text:p>
      <text:p text:style-name="P48"><text:s text:c="8"/><text:span text:style-name="T19">bool operator </text:span><text:span text:style-name="T22">== (</text:span><text:span text:style-name="T19">const </text:span><text:span text:style-name="T22">QueueIterator&amp; other) </text:span><text:span text:style-name="T19">const </text:span><text:span text:style-name="T22">{</text:span></text:p>
      <text:p text:style-name="P48"><text:s text:c="12"/><text:span text:style-name="T19">auto </text:span><text:span text:style-name="T22">lhs_l = node.lock(), rhs_l = other.node.lock();</text:span></text:p>
      <text:p text:style-name="P48"><text:s text:c="12"/><text:span text:style-name="T19">if </text:span><text:span text:style-name="T22">(lhs_l &amp;&amp; rhs_l) {</text:span></text:p>
      <text:p text:style-name="P48"><text:s text:c="16"/><text:span text:style-name="T19">return </text:span><text:span text:style-name="T22">lhs_l.get() == rhs_l.get();</text:span></text:p>
      <text:p text:style-name="P48"><text:s text:c="12"/><text:span text:style-name="T22">}</text:span></text:p>
      <text:p text:style-name="P48"><text:s text:c="12"/><text:span text:style-name="T19">return false</text:span><text:span text:style-name="T22">;</text:span></text:p>
      <text:p text:style-name="P48"><text:s text:c="8"/><text:span text:style-name="T22">}</text:span></text:p>
      <text:p text:style-name="P48"><text:s text:c="8"/><text:span text:style-name="T19">bool operator </text:span><text:span text:style-name="T22">!= (</text:span><text:span text:style-name="T19">const </text:span><text:span text:style-name="T22">QueueIterator&amp; other) </text:span><text:span text:style-name="T19">const </text:span><text:span text:style-name="T22">{</text:span></text:p>
      <text:p text:style-name="P48"><text:s text:c="12"/><text:span text:style-name="T19">return </text:span><text:span text:style-name="T22">!(*</text:span><text:span text:style-name="T19">this </text:span><text:span text:style-name="T22">== other);</text:span></text:p>
      <text:p text:style-name="P48"><text:s text:c="8"/><text:span text:style-name="T22">}</text:span></text:p>
      <text:p text:style-name="P48"><text:s text:c="8"/><text:span text:style-name="T22">QueueIterator&amp; </text:span><text:span text:style-name="T19">operator</text:span><text:span text:style-name="T22">++() { </text:span><text:span text:style-name="T27">// prefix</text:span></text:p>
      <text:p text:style-name="P48"><text:span text:style-name="T26"><text:s text:c="12"/></text:span><text:span text:style-name="T22">std::shared_ptr&lt;QueueNode&lt;T&gt;&gt; temp = node.lock();</text:span></text:p>
      <text:p text:style-name="P48"><text:s text:c="12"/><text:span text:style-name="T19">if </text:span><text:span text:style-name="T22">(temp) {</text:span></text:p>
      <text:p text:style-name="P48"><text:s text:c="16"/><text:span text:style-name="T19">if </text:span><text:span text:style-name="T22">(temp-&gt;next == </text:span><text:span text:style-name="T19">nullptr</text:span><text:span text:style-name="T22">) {</text:span></text:p>
      <text:p text:style-name="P48"><text:s text:c="20"/><text:span text:style-name="T19">throw </text:span><text:span text:style-name="T22">std::out_of_range(</text:span><text:span text:style-name="T15">"Going out of container boundaries"</text:span><text:span text:style-name="T22">);</text:span></text:p>
      <text:p text:style-name="P48"><text:s text:c="16"/><text:span text:style-name="T22">}</text:span></text:p>
      <text:p text:style-name="P48"><text:s text:c="16"/><text:span text:style-name="T22">temp = temp-&gt;next;</text:span></text:p>
      <text:p text:style-name="P48"><text:s text:c="16"/><text:span text:style-name="T22">node = temp;</text:span></text:p>
      <text:p text:style-name="P48"><text:s text:c="16"/><text:span text:style-name="T19">return </text:span><text:span text:style-name="T22">*</text:span><text:span text:style-name="T19">this</text:span><text:span text:style-name="T22">;</text:span></text:p>
      <text:p text:style-name="P48"><text:s text:c="12"/><text:span text:style-name="T22">} </text:span><text:span text:style-name="T19">else </text:span><text:span text:style-name="T22">{</text:span></text:p>
      <text:p text:style-name="P48"><text:s text:c="16"/><text:span text:style-name="T19">throw </text:span><text:span text:style-name="T22">std::runtime_error(</text:span><text:span text:style-name="T15">"Element pointed by this iterator doesnt exist anymore"</text:span><text:span text:style-name="T22">);</text:span></text:p>
      <text:p text:style-name="P48"><text:s text:c="12"/><text:span text:style-name="T22">}</text:span></text:p>
      <text:p text:style-name="P48"><text:s text:c="8"/><text:span text:style-name="T22">}</text:span></text:p>
      <text:p text:style-name="P48"><text:s text:c="8"/><text:span text:style-name="T22">QueueIterator </text:span><text:span text:style-name="T19">operator</text:span><text:span text:style-name="T22">++(</text:span><text:span text:style-name="T19">int</text:span><text:span text:style-name="T22">) { </text:span><text:span text:style-name="T27">//postfix</text:span></text:p>
      <text:p text:style-name="P48"><text:span text:style-name="T26"><text:s text:c="12"/></text:span><text:span text:style-name="T22">QueueIterator result(*</text:span><text:span text:style-name="T19">this</text:span><text:span text:style-name="T22">);</text:span></text:p>
      <text:p text:style-name="P48"><text:s text:c="12"/><text:span text:style-name="T22">++(*</text:span><text:span text:style-name="T19">this</text:span><text:span text:style-name="T22">);</text:span></text:p>
      <text:p text:style-name="P48"><text:s text:c="12"/><text:span text:style-name="T19">return </text:span><text:span text:style-name="T22">result;</text:span></text:p>
      <text:p text:style-name="P48"><text:soft-page-break/><text:s text:c="8"/><text:span text:style-name="T22">}</text:span></text:p>
      <text:p text:style-name="P48"><text:s text:c="8"/><text:span text:style-name="T22">T&amp; </text:span><text:span text:style-name="T19">operator</text:span><text:span text:style-name="T22">* () </text:span><text:span text:style-name="T19">const </text:span><text:span text:style-name="T22">{</text:span></text:p>
      <text:p text:style-name="P48"><text:s text:c="12"/><text:span text:style-name="T22">std::shared_ptr&lt;QueueNode&lt;T&gt;&gt; temp = node.lock();</text:span></text:p>
      <text:p text:style-name="P48"><text:s text:c="12"/><text:span text:style-name="T19">if </text:span><text:span text:style-name="T22">(temp) {</text:span></text:p>
      <text:p text:style-name="P48"><text:s text:c="16"/><text:span text:style-name="T19">if </text:span><text:span text:style-name="T22">(temp-&gt;next == </text:span><text:span text:style-name="T19">nullptr</text:span><text:span text:style-name="T22">) {</text:span></text:p>
      <text:p text:style-name="P48"><text:s text:c="20"/><text:span text:style-name="T19">throw </text:span><text:span text:style-name="T22">std::runtime_error(</text:span><text:span text:style-name="T15">"Dereferencing of end iterator"</text:span><text:span text:style-name="T22">);</text:span></text:p>
      <text:p text:style-name="P48"><text:s text:c="16"/><text:span text:style-name="T22">}</text:span></text:p>
      <text:p text:style-name="P48"><text:s text:c="16"/><text:span text:style-name="T19">return </text:span><text:span text:style-name="T22">temp-&gt;value;</text:span></text:p>
      <text:p text:style-name="P48"><text:s text:c="12"/><text:span text:style-name="T22">} </text:span><text:span text:style-name="T19">else </text:span><text:span text:style-name="T22">{</text:span></text:p>
      <text:p text:style-name="P48"><text:s text:c="16"/><text:span text:style-name="T19">throw </text:span><text:span text:style-name="T22">std::runtime_error(</text:span><text:span text:style-name="T15">"Element pointed by this iterator doesnt exist anymore"</text:span><text:span text:style-name="T22">);</text:span></text:p>
      <text:p text:style-name="P48"><text:s text:c="12"/><text:span text:style-name="T22">}</text:span></text:p>
      <text:p text:style-name="P48"><text:s text:c="8"/><text:span text:style-name="T22">}</text:span></text:p>
      <text:p text:style-name="P48"><text:s text:c="4"/><text:span text:style-name="T19">private</text:span><text:span text:style-name="T22">:</text:span></text:p>
      <text:p text:style-name="P48"><text:s text:c="8"/><text:span text:style-name="T22">std::weak_ptr&lt;QueueNode&lt;T&gt;&gt; node;</text:span></text:p>
      <text:p text:style-name="P48"><text:s text:c="8"/><text:span text:style-name="T19">const </text:span><text:span text:style-name="T22">Queue&lt;T, Allocator&gt;* collection;</text:span></text:p>
      <text:p text:style-name="P48"><text:s text:c="4"/><text:span text:style-name="T22">};</text:span></text:p>
      <text:p text:style-name="P48"><text:s text:c="4"/><text:span text:style-name="T19">template</text:span><text:span text:style-name="T22">&lt;</text:span><text:span text:style-name="T19">typename </text:span><text:span text:style-name="T22">T, </text:span><text:span text:style-name="T19">typename </text:span><text:span text:style-name="T22">Allocator&gt;</text:span></text:p>
      <text:p text:style-name="P48"><text:s text:c="4"/><text:span text:style-name="T19">class </text:span><text:span text:style-name="T22">QueueConstIterator {</text:span></text:p>
      <text:p text:style-name="P48"><text:s text:c="8"/><text:span text:style-name="T19">friend </text:span><text:span text:style-name="T22">Queue&lt;T, Allocator&gt;;</text:span></text:p>
      <text:p text:style-name="P48"><text:s text:c="4"/><text:span text:style-name="T19">public</text:span><text:span text:style-name="T22">:</text:span></text:p>
      <text:p text:style-name="P48"><text:s text:c="8"/><text:span text:style-name="T19">using </text:span><text:span text:style-name="T22">value_type = T;</text:span></text:p>
      <text:p text:style-name="P48"><text:s text:c="8"/><text:span text:style-name="T19">using </text:span><text:span text:style-name="T22">reference = T&amp;;</text:span></text:p>
      <text:p text:style-name="P48"><text:s text:c="8"/><text:span text:style-name="T19">using </text:span><text:span text:style-name="T22">pointer = T*;</text:span></text:p>
      <text:p text:style-name="P48"><text:s text:c="8"/><text:span text:style-name="T19">using </text:span><text:span text:style-name="T22">difference_type = ptrdiff_t;</text:span></text:p>
      <text:p text:style-name="P48"><text:s text:c="8"/><text:span text:style-name="T19">using </text:span><text:span text:style-name="T22">iterator_category = std::forward_iterator_tag;</text:span></text:p>
      <text:p text:style-name="P48"><text:s text:c="8"/><text:span text:style-name="T22">QueueConstIterator(std::shared_ptr&lt;QueueNode&lt;T&gt;&gt; init_ptr, </text:span><text:span text:style-name="T19">const </text:span><text:span text:style-name="T22">Queue&lt;T, Allocator&gt;* ptr) : node(init_ptr), collection(ptr) {}</text:span></text:p>
      <text:p text:style-name="P48"><text:s text:c="8"/><text:span text:style-name="T22">QueueConstIterator(</text:span><text:span text:style-name="T19">const </text:span><text:span text:style-name="T22">QueueConstIterator&amp; other) : node(other.node), collection(other.collection) {}</text:span></text:p>
      <text:p text:style-name="P48"><text:s text:c="8"/><text:span text:style-name="T22">QueueConstIterator&amp; </text:span><text:span text:style-name="T19">operator </text:span><text:span text:style-name="T22">= (</text:span><text:span text:style-name="T19">const </text:span><text:span text:style-name="T22">QueueConstIterator&amp; other) {</text:span></text:p>
      <text:p text:style-name="P48"><text:s text:c="12"/><text:span text:style-name="T22">node = other.node;</text:span></text:p>
      <text:p text:style-name="P48"><text:s text:c="12"/><text:span text:style-name="T19">return </text:span><text:span text:style-name="T22">*</text:span><text:span text:style-name="T19">this</text:span><text:span text:style-name="T22">;</text:span></text:p>
      <text:p text:style-name="P48"><text:s text:c="8"/><text:span text:style-name="T22">}</text:span></text:p>
      <text:p text:style-name="P48"><text:s text:c="8"/><text:span text:style-name="T19">bool operator </text:span><text:span text:style-name="T22">== (</text:span><text:span text:style-name="T19">const </text:span><text:span text:style-name="T22">QueueConstIterator&amp; other) </text:span><text:span text:style-name="T19">const </text:span><text:span text:style-name="T22">{</text:span></text:p>
      <text:p text:style-name="P48"><text:s text:c="12"/><text:span text:style-name="T19">auto </text:span><text:span text:style-name="T22">lhs_l = node.lock(), rhs_l = other.node.lock();</text:span></text:p>
      <text:p text:style-name="P48"><text:s text:c="12"/><text:span text:style-name="T19">if </text:span><text:span text:style-name="T22">(lhs_l &amp;&amp; rhs_l) {</text:span></text:p>
      <text:p text:style-name="P48"><text:s text:c="16"/><text:span text:style-name="T19">return </text:span><text:span text:style-name="T22">lhs_l.get() == rhs_l.get();</text:span></text:p>
      <text:p text:style-name="P48"><text:s text:c="12"/><text:span text:style-name="T22">}</text:span></text:p>
      <text:p text:style-name="P48"><text:s text:c="12"/><text:span text:style-name="T19">return false</text:span><text:span text:style-name="T22">;</text:span></text:p>
      <text:p text:style-name="P48"><text:s text:c="8"/><text:span text:style-name="T22">}</text:span></text:p>
      <text:p text:style-name="P48"><text:s text:c="8"/><text:span text:style-name="T19">bool operator </text:span><text:span text:style-name="T22">!= (</text:span><text:span text:style-name="T19">const </text:span><text:span text:style-name="T22">QueueConstIterator&amp; other) </text:span><text:span text:style-name="T19">const </text:span><text:span text:style-name="T22">{</text:span></text:p>
      <text:p text:style-name="P48"><text:s text:c="12"/><text:span text:style-name="T19">return </text:span><text:span text:style-name="T22">!(*</text:span><text:span text:style-name="T19">this </text:span><text:span text:style-name="T22">== other);</text:span></text:p>
      <text:p text:style-name="P48"><text:s text:c="8"/><text:span text:style-name="T22">}</text:span></text:p>
      <text:p text:style-name="P48"><text:s text:c="8"/><text:span text:style-name="T22">QueueConstIterator&amp; </text:span><text:span text:style-name="T19">operator</text:span><text:span text:style-name="T22">++() { </text:span><text:span text:style-name="T27">// prefix</text:span></text:p>
      <text:p text:style-name="P48"><text:span text:style-name="T26"><text:s text:c="12"/></text:span><text:span text:style-name="T22">std::shared_ptr&lt;QueueNode&lt;T&gt;&gt; temp = node.lock();</text:span></text:p>
      <text:p text:style-name="P48"><text:s text:c="12"/><text:span text:style-name="T19">if </text:span><text:span text:style-name="T22">(temp) {</text:span></text:p>
      <text:p text:style-name="P48"><text:s text:c="16"/><text:span text:style-name="T19">if </text:span><text:span text:style-name="T22">(temp-&gt;next == </text:span><text:span text:style-name="T19">nullptr</text:span><text:span text:style-name="T22">) {</text:span></text:p>
      <text:p text:style-name="P48"><text:s text:c="20"/><text:span text:style-name="T19">throw </text:span><text:span text:style-name="T22">std::out_of_range(</text:span><text:span text:style-name="T15">"Going out of container boundaries"</text:span><text:span text:style-name="T22">);</text:span></text:p>
      <text:p text:style-name="P48"><text:s text:c="16"/><text:span text:style-name="T22">}</text:span></text:p>
      <text:p text:style-name="P48"><text:soft-page-break/><text:s text:c="16"/><text:span text:style-name="T22">temp = temp-&gt;next;</text:span></text:p>
      <text:p text:style-name="P48"><text:s text:c="16"/><text:span text:style-name="T22">node = temp;</text:span></text:p>
      <text:p text:style-name="P48"><text:s text:c="16"/><text:span text:style-name="T19">return </text:span><text:span text:style-name="T22">*</text:span><text:span text:style-name="T19">this</text:span><text:span text:style-name="T22">;</text:span></text:p>
      <text:p text:style-name="P48"><text:s text:c="12"/><text:span text:style-name="T22">} </text:span><text:span text:style-name="T19">else </text:span><text:span text:style-name="T22">{</text:span></text:p>
      <text:p text:style-name="P48"><text:s text:c="16"/><text:span text:style-name="T19">throw </text:span><text:span text:style-name="T22">std::runtime_error(</text:span><text:span text:style-name="T15">"Element pointed by this iterator doesnt exist anymore"</text:span><text:span text:style-name="T22">);</text:span></text:p>
      <text:p text:style-name="P48"><text:s text:c="12"/><text:span text:style-name="T22">}</text:span></text:p>
      <text:p text:style-name="P48"><text:s text:c="8"/><text:span text:style-name="T22">}</text:span></text:p>
      <text:p text:style-name="P48"><text:s text:c="8"/><text:span text:style-name="T22">QueueConstIterator </text:span><text:span text:style-name="T19">operator</text:span><text:span text:style-name="T22">++(</text:span><text:span text:style-name="T19">int</text:span><text:span text:style-name="T22">) { </text:span><text:span text:style-name="T27">//postfix</text:span></text:p>
      <text:p text:style-name="P48"><text:span text:style-name="T26"><text:s text:c="12"/></text:span><text:span text:style-name="T22">QueueConstIterator result(*</text:span><text:span text:style-name="T19">this</text:span><text:span text:style-name="T22">);</text:span></text:p>
      <text:p text:style-name="P48"><text:s text:c="12"/><text:span text:style-name="T22">(*</text:span><text:span text:style-name="T19">this</text:span><text:span text:style-name="T22">)++;</text:span></text:p>
      <text:p text:style-name="P48"><text:s text:c="12"/><text:span text:style-name="T19">return </text:span><text:span text:style-name="T22">result;</text:span></text:p>
      <text:p text:style-name="P48"><text:s text:c="8"/><text:span text:style-name="T22">}</text:span></text:p>
      <text:p text:style-name="P48"><text:s text:c="8"/><text:span text:style-name="T19">const </text:span><text:span text:style-name="T22">T&amp; </text:span><text:span text:style-name="T19">operator</text:span><text:span text:style-name="T22">* () </text:span><text:span text:style-name="T19">const </text:span><text:span text:style-name="T22">{</text:span></text:p>
      <text:p text:style-name="P48"><text:s text:c="12"/><text:span text:style-name="T22">std::shared_ptr&lt;QueueNode&lt;T&gt;&gt; temp = node.lock();</text:span></text:p>
      <text:p text:style-name="P48"><text:s text:c="12"/><text:span text:style-name="T19">if </text:span><text:span text:style-name="T22">(temp) {</text:span></text:p>
      <text:p text:style-name="P48"><text:s text:c="16"/><text:span text:style-name="T19">if </text:span><text:span text:style-name="T22">(temp-&gt;next == </text:span><text:span text:style-name="T19">nullptr</text:span><text:span text:style-name="T22">) {</text:span></text:p>
      <text:p text:style-name="P48"><text:s text:c="20"/><text:span text:style-name="T19">throw </text:span><text:span text:style-name="T22">std::runtime_error(</text:span><text:span text:style-name="T15">"Dereferencing of end iterator"</text:span><text:span text:style-name="T22">);</text:span></text:p>
      <text:p text:style-name="P48"><text:s text:c="16"/><text:span text:style-name="T22">}</text:span></text:p>
      <text:p text:style-name="P48"><text:s text:c="16"/><text:span text:style-name="T19">return </text:span><text:span text:style-name="T22">temp-&gt;value;</text:span></text:p>
      <text:p text:style-name="P48"><text:s text:c="12"/><text:span text:style-name="T22">} </text:span><text:span text:style-name="T19">else </text:span><text:span text:style-name="T22">{</text:span></text:p>
      <text:p text:style-name="P48"><text:s text:c="16"/><text:span text:style-name="T19">throw </text:span><text:span text:style-name="T22">std::runtime_error(</text:span><text:span text:style-name="T15">"Element pointed by this iterator doesnt exist anymore"</text:span><text:span text:style-name="T22">);</text:span></text:p>
      <text:p text:style-name="P48"><text:s text:c="12"/><text:span text:style-name="T22">}</text:span></text:p>
      <text:p text:style-name="P48"><text:s text:c="8"/><text:span text:style-name="T22">}</text:span></text:p>
      <text:p text:style-name="P48"><text:s text:c="4"/><text:span text:style-name="T19">private</text:span><text:span text:style-name="T22">:</text:span></text:p>
      <text:p text:style-name="P48"><text:s text:c="8"/><text:span text:style-name="T22">std::weak_ptr&lt;QueueNode&lt;T&gt;&gt; node;</text:span></text:p>
      <text:p text:style-name="P48"><text:s text:c="8"/><text:span text:style-name="T19">const </text:span><text:span text:style-name="T22">Queue&lt;T, Allocator&gt;* collection;</text:span></text:p>
      <text:p text:style-name="P48"><text:s text:c="4"/><text:span text:style-name="T22">};</text:span></text:p>
      <text:p text:style-name="P51">}</text:p>
      <text:p text:style-name="P37"><text:span text:style-name="T23"/></text:p>
      <text:p text:style-name="P20"/>
      <text:p text:style-name="P5"><text:span text:style-name="T6">Trapeze</text:span><text:span text:style-name="T3">.</text:span><text:bookmark-start text:name="__DdeLink__2335_150959209222"/><text:span text:style-name="T2">h</text:span></text:p>
      <text:p text:style-name="P46"><text:bookmark-end text:name="__DdeLink__2335_150959209222"/><text:span text:style-name="T12">#pragma </text:span><text:span text:style-name="T25">once</text:span></text:p>
      <text:p text:style-name="P41"><text:span text:style-name="T10">#include </text:span><text:span text:style-name="T14">&lt;iostream&gt;</text:span></text:p>
      <text:p text:style-name="P41"><text:span text:style-name="T10">#include </text:span><text:span text:style-name="T14">&lt;exception&gt;</text:span></text:p>
      <text:p text:style-name="P41"><text:span text:style-name="T10">#include </text:span><text:span text:style-name="T14">"Point.h"</text:span></text:p>
      <text:p text:style-name="P41"><text:span text:style-name="T18">template </text:span>&lt;<text:span text:style-name="T18">typename </text:span>T&gt;</text:p>
      <text:p text:style-name="P41"><text:span text:style-name="T18">class </text:span>Trapeze {</text:p>
      <text:p text:style-name="P41"><text:span text:style-name="T18">public</text:span>:</text:p>
      <text:p text:style-name="P48"><text:s text:c="4"/><text:span text:style-name="T22">Trapeze() = </text:span><text:span text:style-name="T19">default</text:span><text:span text:style-name="T22">;</text:span></text:p>
      <text:p text:style-name="P48"><text:s text:c="4"/><text:span text:style-name="T22">Trapeze(Point&lt;T&gt; p1, Point&lt;T&gt; p2, Point&lt;T&gt;p3, Point&lt;T&gt; p4);</text:span></text:p>
      <text:p text:style-name="P48"><text:s text:c="4"/><text:span text:style-name="T22">Point&lt;T&gt; Center() </text:span><text:span text:style-name="T19">const</text:span><text:span text:style-name="T22">;</text:span></text:p>
      <text:p text:style-name="P48"><text:s text:c="4"/><text:span text:style-name="T19">double </text:span><text:span text:style-name="T22">Area() </text:span><text:span text:style-name="T19">const</text:span><text:span text:style-name="T22">;</text:span></text:p>
      <text:p text:style-name="P48"><text:s text:c="4"/><text:span text:style-name="T19">void </text:span><text:span text:style-name="T22">Print(std::ostream&amp; os) </text:span><text:span text:style-name="T19">const</text:span><text:span text:style-name="T22">;</text:span></text:p>
      <text:p text:style-name="P48"><text:s text:c="4"/><text:span text:style-name="T19">void </text:span><text:span text:style-name="T22">Scan(std::istream&amp; is);</text:span></text:p>
      <text:p text:style-name="P41"><text:span text:style-name="T18">private</text:span>:</text:p>
      <text:p text:style-name="P48"><text:s text:c="4"/><text:span text:style-name="T22">Point&lt;T&gt; p1_, p2_, p3_, p4_;</text:span></text:p>
      <text:p text:style-name="P41">};</text:p>
      <text:p text:style-name="P41"><text:soft-page-break/><text:span text:style-name="T18">template </text:span>&lt;<text:span text:style-name="T18">typename </text:span>T&gt;</text:p>
      <text:p text:style-name="P41">Trapeze&lt;T&gt;::Trapeze(Point&lt;T&gt; p1, Point&lt;T&gt; p2, Point&lt;T&gt; p3, Point&lt;T&gt; p4)</text:p>
      <text:p text:style-name="P48"><text:s text:c="8"/><text:span text:style-name="T22">: <text:s/>p1_(p1), p2_(p2), p3_(p3), p4_(p4){</text:span></text:p>
      <text:p text:style-name="P48"><text:s text:c="4"/><text:span text:style-name="T22">Vector&lt;T&gt; v1(p1_, p2_), v2(p3_, p4_);</text:span></text:p>
      <text:p text:style-name="P48"><text:s text:c="4"/><text:span text:style-name="T19">if </text:span><text:span text:style-name="T22">(v1 = Vector&lt;T&gt;(p1_, p2_), v2 = Vector&lt;T&gt;(p3_, p4_), is_parallel(v1, v2)) {</text:span></text:p>
      <text:p text:style-name="P48"><text:s text:c="8"/><text:span text:style-name="T19">if </text:span><text:span text:style-name="T22">(v1 * v2 &lt; </text:span><text:span text:style-name="T21">0</text:span><text:span text:style-name="T22">) {</text:span></text:p>
      <text:p text:style-name="P48"><text:s text:c="12"/><text:span text:style-name="T22">std::swap(p3_, p4_);</text:span></text:p>
      <text:p text:style-name="P48"><text:s text:c="8"/><text:span text:style-name="T22">}</text:span></text:p>
      <text:p text:style-name="P48"><text:s text:c="4"/><text:span text:style-name="T22">} </text:span><text:span text:style-name="T19">else if </text:span><text:span text:style-name="T22">(v1 = Vector&lt;T&gt;(p1_, p3_), v2 = Vector&lt;T&gt;(p2_, p4_), is_parallel(v1, v2)) {</text:span></text:p>
      <text:p text:style-name="P48"><text:s text:c="8"/><text:span text:style-name="T19">if </text:span><text:span text:style-name="T22">(v1 * v2 &lt; </text:span><text:span text:style-name="T21">0</text:span><text:span text:style-name="T22">) {</text:span></text:p>
      <text:p text:style-name="P48"><text:s text:c="12"/><text:span text:style-name="T22">std::swap(p2_, p4_);</text:span></text:p>
      <text:p text:style-name="P48"><text:s text:c="8"/><text:span text:style-name="T22">}</text:span></text:p>
      <text:p text:style-name="P48"><text:s text:c="8"/><text:span text:style-name="T22">std::swap(p2_, p3_);</text:span></text:p>
      <text:p text:style-name="P48"><text:s text:c="4"/><text:span text:style-name="T22">} </text:span><text:span text:style-name="T19">else if </text:span><text:span text:style-name="T22">(v1 = Vector&lt;T&gt;(p1_, p4_), v2 = Vector&lt;T&gt;(p2_, p3_), is_parallel(v1, v2)) {</text:span></text:p>
      <text:p text:style-name="P48"><text:s text:c="8"/><text:span text:style-name="T19">if </text:span><text:span text:style-name="T22">(v1 * v2 &lt; </text:span><text:span text:style-name="T21">0</text:span><text:span text:style-name="T22">) {</text:span></text:p>
      <text:p text:style-name="P48"><text:s text:c="12"/><text:span text:style-name="T22">std::swap(p2_, p3_);</text:span></text:p>
      <text:p text:style-name="P48"><text:s text:c="8"/><text:span text:style-name="T22">}</text:span></text:p>
      <text:p text:style-name="P48"><text:s text:c="8"/><text:span text:style-name="T22">std::swap(p2_, p4_);</text:span></text:p>
      <text:p text:style-name="P48"><text:s text:c="8"/><text:span text:style-name="T22">std::swap(p3_, p4_);</text:span></text:p>
      <text:p text:style-name="P48"><text:s text:c="4"/><text:span text:style-name="T22">} </text:span><text:span text:style-name="T19">else </text:span><text:span text:style-name="T22">{</text:span></text:p>
      <text:p text:style-name="P48"><text:s text:c="8"/><text:span text:style-name="T19">throw </text:span><text:span text:style-name="T22">std::logic_error(</text:span><text:span text:style-name="T15">"At least 2 sides of trapeze must be parallel"</text:span><text:span text:style-name="T22">);</text:span></text:p>
      <text:p text:style-name="P48"><text:s text:c="4"/><text:span text:style-name="T22">}</text:span></text:p>
      <text:p text:style-name="P41">}</text:p>
      <text:p text:style-name="P41"><text:span text:style-name="T18">template </text:span>&lt;<text:span text:style-name="T18">typename </text:span>T&gt;</text:p>
      <text:p text:style-name="P41">Point&lt;T&gt; Trapeze&lt;T&gt;::Center() <text:span text:style-name="T18">const </text:span>{</text:p>
      <text:p text:style-name="P48"><text:s text:c="4"/><text:span text:style-name="T19">return </text:span><text:span text:style-name="T22">(p1_ + p2_ + p3_ + p4_) / </text:span><text:span text:style-name="T21">4</text:span><text:span text:style-name="T22">;</text:span></text:p>
      <text:p text:style-name="P41">}</text:p>
      <text:p text:style-name="P41"><text:span text:style-name="T18">template</text:span>&lt;<text:span text:style-name="T18">typename </text:span>T&gt;</text:p>
      <text:p text:style-name="P41"><text:span text:style-name="T18">double </text:span>Trapeze&lt;T&gt;::Area() <text:span text:style-name="T18">const </text:span>{</text:p>
      <text:p text:style-name="P48"><text:s text:c="4"/><text:span text:style-name="T19">double </text:span><text:span text:style-name="T22">height = point_and_line_distance(p1_, p3_, p4_);</text:span></text:p>
      <text:p text:style-name="P48"><text:s text:c="4"/><text:span text:style-name="T19">return </text:span><text:span text:style-name="T22">(Vector&lt;T&gt;(p1_, p2_).length() + Vector&lt;T&gt;(p3_, p4_).length()) * height / </text:span><text:span text:style-name="T21">2</text:span><text:span text:style-name="T22">;</text:span></text:p>
      <text:p text:style-name="P41">}</text:p>
      <text:p text:style-name="P41"><text:span text:style-name="T18">template</text:span>&lt;<text:span text:style-name="T18">typename </text:span>T&gt;</text:p>
      <text:p text:style-name="P41"><text:span text:style-name="T18">void </text:span>Trapeze&lt;T&gt;::Print(std::ostream&amp; os) <text:span text:style-name="T18">const </text:span>{</text:p>
      <text:p text:style-name="P48"><text:s text:c="4"/><text:span text:style-name="T22">os &lt;&lt; </text:span><text:span text:style-name="T15">"Trapeze p1:" </text:span><text:span text:style-name="T22">&lt;&lt; p1_ &lt;&lt; </text:span><text:span text:style-name="T15">", p2:" </text:span><text:span text:style-name="T22">&lt;&lt; p2_ &lt;&lt; </text:span><text:span text:style-name="T15">", p3:" </text:span><text:span text:style-name="T22">&lt;&lt; p3_ &lt;&lt; </text:span><text:span text:style-name="T15">", p4:" </text:span><text:span text:style-name="T22">&lt;&lt; p4_;</text:span></text:p>
      <text:p text:style-name="P41">}</text:p>
      <text:p text:style-name="P41"><text:span text:style-name="T18">template </text:span>&lt;<text:span text:style-name="T18">typename </text:span>T&gt;</text:p>
      <text:p text:style-name="P41"><text:span text:style-name="T18">void </text:span>Trapeze&lt;T&gt;::Scan(std::istream &amp;is) {</text:p>
      <text:p text:style-name="P48"><text:s text:c="4"/><text:span text:style-name="T22">Point&lt;T&gt; p1,p2,p3,p4;</text:span></text:p>
      <text:p text:style-name="P48"><text:s text:c="4"/><text:span text:style-name="T22">is &gt;&gt; p1 &gt;&gt; p2 &gt;&gt; p3 &gt;&gt; p4;</text:span></text:p>
      <text:p text:style-name="P48"><text:s text:c="4"/><text:span text:style-name="T22">*</text:span><text:span text:style-name="T19">this </text:span><text:span text:style-name="T22">= Trapeze(p1,p2,p3,p4);</text:span></text:p>
      <text:p text:style-name="P41">}</text:p>
      <text:p text:style-name="P41"><text:span text:style-name="T18">template </text:span>&lt;<text:span text:style-name="T18">typename </text:span>T&gt;</text:p>
      <text:p text:style-name="P41">std::ostream&amp; <text:span text:style-name="T18">operator </text:span>&lt;&lt; (std::ostream&amp; os, <text:span text:style-name="T18">const </text:span>Trapeze&lt;T&gt;&amp; trap) {</text:p>
      <text:p text:style-name="P48"><text:s text:c="4"/><text:span text:style-name="T22">trap.Print(os);</text:span></text:p>
      <text:p text:style-name="P48"><text:s text:c="4"/><text:span text:style-name="T19">return </text:span><text:span text:style-name="T22">os;</text:span></text:p>
      <text:p text:style-name="P41"><text:soft-page-break/>}</text:p>
      <text:p text:style-name="P41"><text:span text:style-name="T18">template </text:span>&lt;<text:span text:style-name="T18">typename </text:span>T&gt;</text:p>
      <text:p text:style-name="P41">std::istream&amp; <text:span text:style-name="T18">operator </text:span>&gt;&gt; (std::istream&amp; is, Trapeze&lt;T&gt;&amp; trap) {</text:p>
      <text:p text:style-name="P48"><text:s text:c="4"/><text:span text:style-name="T22">trap.Scan(is);</text:span></text:p>
      <text:p text:style-name="P48"><text:s text:c="4"/><text:span text:style-name="T19">return </text:span><text:span text:style-name="T22">is;</text:span></text:p>
      <text:p text:style-name="P51">}</text:p>
      <text:p text:style-name="P24"><text:span text:style-name="T4">Point</text:span><text:span text:style-name="T3">.</text:span><text:bookmark-start text:name="__DdeLink__2335_1509592092221"/><text:span text:style-name="T2">h</text:span></text:p>
      <text:p text:style-name="P44"><text:bookmark-end text:name="__DdeLink__2335_1509592092221"/><text:span text:style-name="T11">#pragma </text:span><text:span text:style-name="T23">once</text:span></text:p>
      <text:p text:style-name="P47"><text:span text:style-name="T10">#include </text:span><text:span text:style-name="T14">&lt;numeric&gt;</text:span></text:p>
      <text:p text:style-name="P47"><text:span text:style-name="T10">#include </text:span><text:span text:style-name="T14">&lt;iostream&gt;</text:span></text:p>
      <text:p text:style-name="P47"><text:span text:style-name="T10">#include </text:span><text:span text:style-name="T14">&lt;vector&gt;</text:span></text:p>
      <text:p text:style-name="P47"><text:span text:style-name="T10">#include </text:span><text:span text:style-name="T14">&lt;cmath&gt;</text:span></text:p>
      <text:p text:style-name="P47"><text:span text:style-name="T10">#include </text:span><text:span text:style-name="T14">&lt;limits&gt;</text:span></text:p>
      <text:p text:style-name="P47"><text:span text:style-name="T18">template </text:span>&lt;<text:span text:style-name="T18">typename </text:span>T&gt;</text:p>
      <text:p text:style-name="P47"><text:span text:style-name="T18">struct </text:span>Point {</text:p>
      <text:p text:style-name="P49"><text:s text:c="4"/><text:span text:style-name="T22">T x = </text:span><text:span text:style-name="T21">0</text:span><text:span text:style-name="T22">;</text:span></text:p>
      <text:p text:style-name="P49"><text:s text:c="4"/><text:span text:style-name="T22">T y = </text:span><text:span text:style-name="T21">0</text:span><text:span text:style-name="T22">;</text:span></text:p>
      <text:p text:style-name="P47">};</text:p>
      <text:p text:style-name="P47"><text:span text:style-name="T18">template </text:span>&lt;<text:span text:style-name="T18">typename </text:span>T&gt;</text:p>
      <text:p text:style-name="P47"><text:span text:style-name="T18">class </text:span>Vector {</text:p>
      <text:p text:style-name="P47"><text:span text:style-name="T18">public</text:span>:</text:p>
      <text:p text:style-name="P49"><text:s text:c="4"/><text:span text:style-name="T19">explicit </text:span><text:span text:style-name="T22">Vector(T a, T b);</text:span></text:p>
      <text:p text:style-name="P49"><text:s text:c="4"/><text:span text:style-name="T19">explicit </text:span><text:span text:style-name="T22">Vector(Point&lt;T&gt; a, Point&lt;T&gt; b);</text:span></text:p>
      <text:p text:style-name="P49"><text:s text:c="4"/><text:span text:style-name="T19">bool operator </text:span><text:span text:style-name="T22">== (Vector rhs);</text:span></text:p>
      <text:p text:style-name="P49"><text:s text:c="4"/><text:span text:style-name="T22">Vector </text:span><text:span text:style-name="T19">operator </text:span><text:span text:style-name="T22">- ();</text:span></text:p>
      <text:p text:style-name="P49"><text:s text:c="4"/><text:span text:style-name="T19">double </text:span><text:span text:style-name="T22">length() </text:span><text:span text:style-name="T19">const</text:span><text:span text:style-name="T22">;</text:span></text:p>
      <text:p text:style-name="P49"><text:s text:c="4"/><text:span text:style-name="T22">T x;</text:span></text:p>
      <text:p text:style-name="P49"><text:s text:c="4"/><text:span text:style-name="T22">T y;</text:span></text:p>
      <text:p text:style-name="P47">};</text:p>
      <text:p text:style-name="P47"><text:span text:style-name="T18">template </text:span>&lt;<text:span text:style-name="T18">typename </text:span>T&gt;</text:p>
      <text:p text:style-name="P47">Point&lt;T&gt; <text:span text:style-name="T18">operator </text:span>+ (Point&lt;T&gt; lhs, Point&lt;T&gt; rhs) {</text:p>
      <text:p text:style-name="P49"><text:s text:c="4"/><text:span text:style-name="T19">return </text:span><text:span text:style-name="T22">{lhs.x + rhs.x, lhs.y + rhs.y};</text:span></text:p>
      <text:p text:style-name="P47">}</text:p>
      <text:p text:style-name="P47"><text:span text:style-name="T18">template </text:span>&lt;<text:span text:style-name="T18">typename </text:span>T&gt;</text:p>
      <text:p text:style-name="P47">Point&lt;T&gt; <text:span text:style-name="T18">operator </text:span>- (Point&lt;T&gt; lhs, Point&lt;T&gt; rhs) {</text:p>
      <text:p text:style-name="P49"><text:s text:c="4"/><text:span text:style-name="T19">return </text:span><text:span text:style-name="T22">{lhs.x - rhs.x, lhs.y - rhs.y};</text:span></text:p>
      <text:p text:style-name="P47">}</text:p>
      <text:p text:style-name="P47"><text:span text:style-name="T18">template </text:span>&lt;<text:span text:style-name="T18">typename </text:span>T&gt;</text:p>
      <text:p text:style-name="P47">Point&lt;T&gt; <text:span text:style-name="T18">operator </text:span>/ (Point&lt;T&gt; lhs, <text:span text:style-name="T18">double </text:span>a) {</text:p>
      <text:p text:style-name="P49"><text:s text:c="4"/><text:span text:style-name="T19">return </text:span><text:span text:style-name="T22">{ lhs.x / a, lhs.y / a};</text:span></text:p>
      <text:p text:style-name="P47">}</text:p>
      <text:p text:style-name="P47"><text:span text:style-name="T18">template </text:span>&lt;<text:span text:style-name="T18">typename </text:span>T&gt;</text:p>
      <text:p text:style-name="P47">Point&lt;T&gt; <text:span text:style-name="T18">operator </text:span>* (Point&lt;T&gt; lhs, <text:span text:style-name="T18">double </text:span>a) {</text:p>
      <text:p text:style-name="P49"><text:s text:c="4"/><text:span text:style-name="T19">return </text:span><text:span text:style-name="T22">{lhs.x * a, lhs.y * a};</text:span></text:p>
      <text:p text:style-name="P47">}</text:p>
      <text:p text:style-name="P47"><text:span text:style-name="T18">template </text:span>&lt;<text:span text:style-name="T18">typename </text:span>T&gt;</text:p>
      <text:p text:style-name="P47"><text:span text:style-name="T18">bool operator </text:span>&lt; (Point&lt;T&gt; lhs, Point&lt;T&gt; rhs) {</text:p>
      <text:p text:style-name="P49"><text:s text:c="4"/><text:span text:style-name="T19">return </text:span><text:span text:style-name="T22">(lhs.x * lhs.x + lhs.y * lhs.y) &lt; (lhs.x * lhs.x + lhs.y * lhs.y);</text:span></text:p>
      <text:p text:style-name="P47">}</text:p>
      <text:p text:style-name="P47"><text:span text:style-name="T18">template </text:span>&lt;<text:span text:style-name="T18">typename </text:span>T&gt;</text:p>
      <text:p text:style-name="P47"><text:soft-page-break/><text:span text:style-name="T18">double operator </text:span>* (Vector&lt;T&gt; lhs, Vector&lt;T&gt; rhs) {</text:p>
      <text:p text:style-name="P49"><text:s text:c="4"/><text:span text:style-name="T19">return </text:span><text:span text:style-name="T22">lhs.x * rhs.x + lhs.y * rhs.y;</text:span></text:p>
      <text:p text:style-name="P47">}</text:p>
      <text:p text:style-name="P47"><text:span text:style-name="T18">template </text:span>&lt;<text:span text:style-name="T18">typename </text:span>T&gt;</text:p>
      <text:p text:style-name="P47"><text:span text:style-name="T18">bool </text:span>is_parallel(<text:span text:style-name="T18">const </text:span>Vector&lt;T&gt;&amp; lhs, <text:span text:style-name="T18">const </text:span>Vector&lt;T&gt;&amp; rhs) {</text:p>
      <text:p text:style-name="P49"><text:s text:c="4"/><text:span text:style-name="T19">return </text:span><text:span text:style-name="T22">(lhs.x * rhs.y - lhs.y * rhs.y) == </text:span><text:span text:style-name="T21">0</text:span><text:span text:style-name="T22">;</text:span></text:p>
      <text:p text:style-name="P47">}</text:p>
      <text:p text:style-name="P47"><text:span text:style-name="T18">template </text:span>&lt;<text:span text:style-name="T18">typename </text:span>T&gt;</text:p>
      <text:p text:style-name="P47"><text:span text:style-name="T18">bool </text:span>Vector&lt;T&gt;::<text:span text:style-name="T18">operator </text:span>== (Vector&lt;T&gt; rhs) {</text:p>
      <text:p text:style-name="P49"><text:s text:c="4"/><text:span text:style-name="T19">return</text:span></text:p>
      <text:p text:style-name="P49"><text:span text:style-name="T17"><text:s text:c="12"/></text:span><text:span text:style-name="T22">std::abs(x - rhs.x) &lt; std::numeric_limits&lt;</text:span><text:span text:style-name="T19">double</text:span><text:span text:style-name="T22">&gt;::epsilon() * </text:span><text:span text:style-name="T21">100</text:span></text:p>
      <text:p text:style-name="P49"><text:span text:style-name="T20"><text:s text:c="12"/></text:span><text:span text:style-name="T22">&amp;&amp; std::abs(y - rhs.y) &lt; std::numeric_limits&lt;</text:span><text:span text:style-name="T19">double</text:span><text:span text:style-name="T22">&gt;::epsilon() * </text:span><text:span text:style-name="T21">100</text:span><text:span text:style-name="T22">;</text:span></text:p>
      <text:p text:style-name="P47">}</text:p>
      <text:p text:style-name="P47"><text:span text:style-name="T18">template </text:span>&lt;<text:span text:style-name="T18">typename </text:span>T&gt;</text:p>
      <text:p text:style-name="P47"><text:span text:style-name="T18">double </text:span>Vector&lt;T&gt;::length() <text:span text:style-name="T18">const </text:span>{</text:p>
      <text:p text:style-name="P49"><text:s text:c="4"/><text:span text:style-name="T19">return </text:span><text:span text:style-name="T22">sqrt(x*x + y*y);</text:span></text:p>
      <text:p text:style-name="P47">}</text:p>
      <text:p text:style-name="P47"><text:span text:style-name="T18">template </text:span>&lt;<text:span text:style-name="T18">typename </text:span>T&gt;</text:p>
      <text:p text:style-name="P47">Vector&lt;T&gt;::Vector(T a, T b)</text:p>
      <text:p text:style-name="P49"><text:s text:c="8"/><text:span text:style-name="T22">: x(a), y(b) {</text:span></text:p>
      <text:p text:style-name="P47">}</text:p>
      <text:p text:style-name="P47"><text:span text:style-name="T18">template </text:span>&lt;<text:span text:style-name="T18">typename </text:span>T&gt;</text:p>
      <text:p text:style-name="P47">Vector&lt;T&gt;::Vector(Point&lt;T&gt; a, Point&lt;T&gt; b)</text:p>
      <text:p text:style-name="P49"><text:s text:c="8"/><text:span text:style-name="T22">: x(b.x - a.x), y(b.y - a.y){</text:span></text:p>
      <text:p text:style-name="P47">}</text:p>
      <text:p text:style-name="P47"><text:span text:style-name="T18">template </text:span>&lt;<text:span text:style-name="T18">typename </text:span>T&gt;</text:p>
      <text:p text:style-name="P47">Vector&lt;T&gt; Vector&lt;T&gt;::<text:span text:style-name="T18">operator </text:span>- () {</text:p>
      <text:p text:style-name="P49"><text:s text:c="4"/><text:span text:style-name="T19">return </text:span><text:span text:style-name="T22">Vector(-x, -y);</text:span></text:p>
      <text:p text:style-name="P47">}</text:p>
      <text:p text:style-name="P47"><text:span text:style-name="T18">template </text:span>&lt;<text:span text:style-name="T18">typename </text:span>T&gt;</text:p>
      <text:p text:style-name="P47"><text:span text:style-name="T18">bool </text:span>is_perpendecular(<text:span text:style-name="T18">const </text:span>Vector&lt;T&gt;&amp; lhs, <text:span text:style-name="T18">const </text:span>Vector&lt;T&gt;&amp; rhs) {</text:p>
      <text:p text:style-name="P49"><text:s text:c="4"/><text:span text:style-name="T19">return </text:span><text:span text:style-name="T22">(lhs * rhs) == </text:span><text:span text:style-name="T21">0</text:span><text:span text:style-name="T22">;</text:span></text:p>
      <text:p text:style-name="P47">}</text:p>
      <text:p text:style-name="P47"><text:span text:style-name="T18">template </text:span>&lt;<text:span text:style-name="T18">typename </text:span>T&gt;</text:p>
      <text:p text:style-name="P47"><text:span text:style-name="T18">double </text:span>point_and_line_distance(Point&lt;T&gt; p1, Point&lt;T&gt; p2, Point&lt;T&gt; p3) {</text:p>
      <text:p text:style-name="P49"><text:s text:c="4"/><text:span text:style-name="T19">double </text:span><text:span text:style-name="T22">A = p2.y - p3.y;</text:span></text:p>
      <text:p text:style-name="P49"><text:s text:c="4"/><text:span text:style-name="T19">double </text:span><text:span text:style-name="T22">B = p3.x - p2.x;</text:span></text:p>
      <text:p text:style-name="P49"><text:s text:c="4"/><text:span text:style-name="T19">double </text:span><text:span text:style-name="T22">C = p2.x*p3.y - p3.x*p2.y;</text:span></text:p>
      <text:p text:style-name="P49"><text:s text:c="4"/><text:span text:style-name="T19">return </text:span><text:span text:style-name="T22">(std::abs(A*p1.x + B*p1.y + C) / std::sqrt(A*A + B*B));</text:span></text:p>
      <text:p text:style-name="P47">}</text:p>
      <text:p text:style-name="P47"><text:span text:style-name="T18">template </text:span>&lt;<text:span text:style-name="T18">typename </text:span>T&gt;</text:p>
      <text:p text:style-name="P47">std::ostream&amp; <text:span text:style-name="T18">operator </text:span>&lt;&lt; (std::ostream&amp; os, <text:span text:style-name="T18">const </text:span>Point&lt;T&gt;&amp; p) {</text:p>
      <text:p text:style-name="P49"><text:s text:c="4"/><text:span text:style-name="T19">return </text:span><text:span text:style-name="T22">os &lt;&lt; p.x &lt;&lt; </text:span><text:span text:style-name="T15">" " </text:span><text:span text:style-name="T22">&lt;&lt; p.y;</text:span></text:p>
      <text:p text:style-name="P47">}</text:p>
      <text:p text:style-name="P47"><text:span text:style-name="T18">template </text:span>&lt;<text:span text:style-name="T18">typename </text:span>T&gt;</text:p>
      <text:p text:style-name="P47">std::istream&amp; <text:span text:style-name="T18">operator </text:span>&gt;&gt; (std::istream&amp; is, Point&lt;T&gt;&amp; p) {</text:p>
      <text:p text:style-name="P49"><text:s text:c="4"/><text:span text:style-name="T19">return </text:span><text:span text:style-name="T22">is &gt;&gt; p.x &gt;&gt; p.y;</text:span></text:p>
      <text:p text:style-name="P52">}</text:p>
      <text:p text:style-name="P40"><text:span text:style-name="T24"/></text:p>
      <text:p text:style-name="P39"><text:soft-page-break/><text:span text:style-name="T24"/></text:p>
      <text:list xml:id="list184955518982469" text:continue-numbering="true" text:style-name="WWNum2">
        <text:list-item>
          <text:p text:style-name="P26">Вывод</text:p>
        </text:list-item>
      </text:list>
      <text:p text:style-name="P16"><text:tab/><text:span text:style-name="T34">Выполняя данную лабораторную работу, я получил опыт работы с аллокаторами(структурами, позволяющими более эффективно работать с памятью) и умными указателями. Узнал о применении аллокаторов и научился создавать контейнеры, их использующие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2-21T18:49:53.390545283</dc:date>
    <meta:editing-cycles>23</meta:editing-cycles>
    <meta:editing-duration>PT3H5M52S</meta:editing-duration>
    <meta:generator>LibreOffice/6.0.7.3$Linux_X86_64 LibreOffice_project/00m0$Build-3</meta:generator>
    <meta:document-statistic meta:table-count="0" meta:image-count="0" meta:object-count="0" meta:page-count="16" meta:paragraph-count="631" meta:word-count="2522" meta:character-count="20947" meta:non-whitespace-character-count="14943"/>
  </office:meta>
</office:document-meta>
</file>